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fo:font-style="normal" style:font-size-asian="10.5pt" style:font-style-asian="normal" style:font-style-complex="normal"/>
    </style:style>
    <style:style style:name="P4" style:family="paragraph" style:parent-style-name="Text_20_body">
      <style:text-properties fo:language="pt" fo:country="PT" fo:font-style="normal" fo:font-weight="bold" style:font-size-asian="10.5pt" style:font-style-asian="normal" style:font-weight-asian="bold" style:font-style-complex="normal" style:font-weight-complex="bold"/>
    </style:style>
    <style:style style:name="P5" style:family="paragraph" style:parent-style-name="Text_20_body">
      <style:text-properties fo:language="pt" fo:country="PT" style:text-underline-style="none"/>
    </style:style>
    <style:style style:name="P6" style:family="paragraph" style:parent-style-name="Text_20_body">
      <style:text-properties fo:language="zxx" fo:country="none" style:language-asian="zxx" style:country-asian="none" style:language-complex="zxx" style:country-complex="none"/>
    </style:style>
    <style:style style:name="P7" style:family="paragraph" style:parent-style-name="Footnote">
      <style:text-properties fo:language="pt" fo:country="PT"/>
    </style:style>
    <style:style style:name="P8" style:family="paragraph" style:parent-style-name="Standard">
      <style:text-properties fo:language="pt" fo:country="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Monospace" fo:font-size="10pt" fo:language="pt" fo:country="PT" style:font-name-asian="Monospace" style:font-size-asian="10pt" style:font-name-complex="Monospace"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Monospace" fo:font-size="10pt" fo:language="zxx" fo:country="none" style:font-name-asian="Monospace" style:font-size-asian="10pt" style:language-asian="zxx" style:country-asian="none" style:font-name-complex="Monospace" style:font-size-complex="10pt" style:language-complex="zxx" style:country-complex="none"/>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language="pt" fo:country="PT" style:font-name-asian="Monospace" style:font-size-asian="10pt" style:font-name-complex="Monospace"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language="pt" fo:country="PT" style:font-name-asian="Monospace" style:font-size-asian="10pt" style:language-asian="zxx" style:country-asian="none" style:font-name-complex="Monospace" style:font-size-complex="10pt" style:language-complex="zxx" style:country-complex="non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language="zxx" fo:country="none" style:font-name-asian="Monospace" style:font-size-asian="10pt" style:language-asian="zxx" style:country-asian="none" style:font-name-complex="Monospace" style:font-size-complex="10pt" style:language-complex="zxx" style:country-complex="none"/>
    </style:style>
    <style:style style:name="P14" style:family="paragraph" style:parent-style-name="Text_20_body" style:list-style-name="L1">
      <style:text-properties fo:language="pt" fo:country="PT" style:font-size-asian="10.5pt"/>
    </style:style>
    <style:style style:name="P15" style:family="paragraph" style:parent-style-name="Text_20_body" style:list-style-name="L2">
      <style:text-properties fo:language="pt" fo:country="PT"/>
    </style:style>
    <style:style style:name="P16" style:family="paragraph" style:parent-style-name="Text_20_body" style:list-style-name="L3">
      <style:text-properties fo:language="pt" fo:country="PT"/>
    </style:style>
    <style:style style:name="P17" style:family="paragraph" style:parent-style-name="Text_20_body" style:list-style-name="L4">
      <style:text-properties fo:language="pt" fo:country="PT"/>
    </style:style>
    <style:style style:name="P18" style:family="paragraph" style:parent-style-name="Text_20_body" style:list-style-name="L4">
      <style:text-properties fo:language="pt" fo:country="PT" fo:font-style="normal" style:font-size-asian="10.5pt" style:font-style-asian="normal" style:font-style-complex="normal"/>
    </style:style>
    <style:style style:name="P19" style:family="paragraph" style:parent-style-name="Heading_20_3">
      <style:text-properties fo:language="pt" fo:country="PT"/>
    </style:style>
    <style:style style:name="P20" style:family="paragraph" style:parent-style-name="Heading_20_1">
      <style:text-properties fo:language="pt" fo:country="PT"/>
    </style:style>
    <style:style style:name="P21" style:family="paragraph" style:parent-style-name="Heading_20_2">
      <style:text-properties fo:language="pt" fo:country="PT" style:font-size-asian="10.5pt"/>
    </style:style>
    <style:style style:name="P22" style:family="paragraph" style:parent-style-name="Heading_20_4">
      <style:text-properties fo:language="pt" fo:country="PT"/>
    </style:style>
    <style:style style:name="T1" style:family="text">
      <style:text-properties style:font-size-asian="10.5pt"/>
    </style:style>
    <style:style style:name="T2" style:family="text">
      <style:text-properties fo:font-style="italic" style:font-size-asian="10.5pt" style:font-style-asian="italic" style:font-style-complex="italic"/>
    </style:style>
    <style:style style:name="T3" style:family="text">
      <style:text-properties fo:font-style="normal" style:font-size-asian="10.5pt" style:font-style-asian="normal" style:font-style-complex="normal"/>
    </style:style>
    <style:style style:name="T4" style:family="text">
      <style:text-properties fo:color="#7f0055" fo:font-weight="bold" style:font-weight-asian="bold" style:font-weight-complex="bold"/>
    </style:style>
    <style:style style:name="T5"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6" style:family="text">
      <style:text-properties fo:color="#000000"/>
    </style:style>
    <style:style style:name="T7"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8" style:family="text">
      <style:text-properties fo:color="#000000" style:font-name="Monospace" fo:font-size="10pt" style:font-name-asian="Monospace" style:font-size-asian="10pt" style:font-name-complex="Monospace" style:font-size-complex="10pt"/>
    </style:style>
    <style:style style:name="T9" style:family="text">
      <style:text-properties fo:color="#3f7f5f"/>
    </style:style>
    <style:style style:name="T10" style:family="text">
      <style:text-properties fo:color="#2a00ff"/>
    </style:style>
    <style:style style:name="T11" style:family="text">
      <style:text-properties fo:color="#1a1a1a" style:font-name="Monospace" fo:font-size="10pt" fo:font-style="normal" style:text-underline-style="none" style:font-name-asian="Monospace" style:font-size-asian="10pt" style:font-style-asian="normal" style:font-name-complex="Monospace" style:font-size-complex="10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Gramáticas</text:h>
      <text:p text:style-name="P1"/>
      <text:p text:style-name="P1">Neste <text:span text:style-name="T1">capítulo, iremos abordar a gramática concreta fornecida que define uma linguagem Cmb apresentada nas aulas de Engenharia Gramatical e explicar o objetivo da mesma. A transformação numa AST também foi fornecida e por isso abordaremos apenas o processo de criação associado. Por fim, mostraremos a implementação da cada um dos módulos (Tree Grammars) pedidos para este trabalho.</text:span></text:p>
      <text:p text:style-name="P2"/>
      <text:h text:style-name="P21" text:outline-level="2">Gramática concreta</text:h>
      <text:p text:style-name="P2">A linguagem Cmb é uma simplificação da linguagem C. Simplificada no sentido em que apenas reúne algumas das características presentes no C, nomeadamente, funções e os seus argumentos, declaração de variáveis, atribuições, operações de I/O (scan e print), expressões if e ciclos while, invocação de funções, retorno de variáveis numa função (return) e a utilização de expressões que utilizam operadores aritméticos, à exceção dos operadores de incremento (++) e decremento (--), operadores de comparação e operadores lógicos. </text:p>
      <text:p text:style-name="P2">Após criada a gramática, o próximo passo seria validar o texto de input. Mas como fazê-lo? Existem várias abordagens, uma delas e a que iremos utilizar neste trabalho é a geração de uma representação intermédia para que a partir dela se possam criar os grafos pedidos. Na secção seguinte, iremos falar desta abordagem.</text:p>
      <text:p text:style-name="P2"/>
      <text:h text:style-name="P21" text:outline-level="2">AST</text:h>
      <text:p text:style-name="P2">Uma Representação Intermédia (RI) é uma versão independente de qualquer linguagem ou máquina do 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e para isso é necessário criar regras de reescrita sobre a gramática concreta, um mecanismo que o ANTLR oferece. Enquanto que uma gramática de parsing especifica como reconhecer input, as regras de reescrita são gramáticas geradoras, ou seja, especificam como gerar output. </text:p>
      <text:p text:style-name="P2">Estas regras de reescritas, já nos são fornecidas juntamente com a gramática concreta e a AST resultante terá, por cada, elemento que agrupa outros elementos, um token imaginário, ou seja, referências a tokens <text:s/>que não se encontram na produção original, elementos tais como ';', ou parênteses serão eliminados e elementos com o mesmo nome numa produção são agrupados numa única lista.</text:p>
      <text:p text:style-name="P2"><text:soft-page-break/></text:p>
      <text:p text:style-name="P2">A gramática final com as regras de reescrita pode ser consultada em anexo.</text:p>
      <text:p text:style-name="P2"/>
      <text:h text:style-name="P21" text:outline-level="2">Tree Grammars</text:h>
      <text:p text:style-name="P1"><text:span text:style-name="T1">O próximo passo consiste na construção de um parser da AST gerada, que permitirá atravessá-la (</text:span><text:span text:style-name="T2">tree walker</text:span><text:span text:style-name="T1">)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s, para além da utilização referida acima, também nos fornece algumas vantagens:</text:p>
      <text:list xml:id="list959607746" text:style-name="L1">
        <text:list-item>
          <text:p text:style-name="P14">uma especificação formal, concisa e independente de um sistema da estrutura da AST;</text:p>
        </text:list-item>
        <text:list-item>
          <text:p text:style-name="P14">as ações têm um contexto implícito graças à sua localização na gramática;</text:p>
        </text:list-item>
        <text:list-item>
          <text:p text:style-name="P14">os dados podem ser passados entre as ações de forma livre utilizando parâmetros (atributos), valores de retorno e variáveis locais.</text:p>
        </text:list-item>
      </text:list>
      <text:p text:style-name="P2"/>
      <text:p text:style-name="P2">O problema apresentado, exige a construção de 4 TG (módulos), por isso, dividiremos esta secção em 4 <text:s/>subsecções.</text:p>
      <text:p text:style-name="P2">A primeira referente ao Control Flow Graph (CFG), o segundo ao Program Dependency Graph (PDG), o terceiro ao System Dependency Graph (SDG) e o último referente ao Single Static Assignment (SSA).</text:p>
      <text:h text:style-name="P19" text:outline-level="3">Control Flow Graph</text:h>
      <text:p text:style-name="P1">Um <text:span text:style-name="T1">Control Flow Graph (CFG) é um grafo direcionado com a adição de um único nodo de entrada START e um único nodo de saída STOP, tal que cada nodo no grafo tem no máximo dois sucessores. Assume-se que nodos com dois sucessores têm atributos “T” (Verdadeiro) e “F” (Falso) associados aos ramos que saem, assume-se também que, para cada nodo N no grafo, existe um caminho de START a N e um caminho de N a STOP.</text:span></text:p>
      <text:p text:style-name="P1"><text:span text:style-name="T1">Este tipo de grafos pode servir para verificar se os programas que representam estão corretos, verificando se determinados nodos são atingíveis ou não e a partir de aí otimizar o código, por exemplo, eliminando </text:span><text:span text:style-name="T2">dead code</text:span><text:span text:style-name="T3">, código que que é executado mas cujo resultado nunca é utilizado em mais nenhuma computação.</text:span></text:p>
      <text:p text:style-name="P3"/>
      <text:p text:style-name="P3">Numa visão geral , a estratégia utilizada para gerar este grafo consiste, na passagem de uma instância de uma classe Java Grafo (esta será explicada de seguida) por todas as produções da TG, assim como uma lista (TreeSet&lt;Integer&gt; em Java) com um ou mais números de instrução correspondentes à última(s) statement(s) executada(s) com o objetivo de conectar no grafo instruções consequentes e também, uma string label que indica se a instrução que está a ser calculada é a primeira instrução de um bloco then ou else. Todo o código externo à TG está escrito na linguagem de programação Java.</text:p>
      <text:p text:style-name="P3">A classe Grafo é uma classe Java que armazena os nodos e os caminhos do CFG encontrados ao longo do processo de parsing da TG para cada função existente no programa input. Cada nodo é um <text:soft-page-break/>mapeamento (TreeMap) entre o número de instrução (sequencial) e a instrução, que é representada por uma classe Instrucao, de momento, apenas importa referir que a classe Instrucao armazena a instrução em si. Cada caminho é um mapeamento entre o número da instrução origem e uma lista (TreeSet&lt;ParNrInstrucaoLabel&gt;), a classe ParNrInstrucaoLabel é constituída pelo número da instrução destino e a label referida acima. Um grafo é gerado para cada função existente no programa de input.</text:p>
      <text:p text:style-name="P3">A lista com números de instrução é atualizada com o número da última instrução, no caso de uma atribuição, read, write, invocação ou return, ou das últimas instruções no caso de um if, while ou vários dos mesmos aninhados. Na instrução seguinte, a lista é utilizada para conectar os números contidas nela ao número da nova instrução visitada. A lista é inicializada com o número do nodo START (0) e após a última instrução de uma função ser executada, o conteúdo da lista é conectado ao nodo EXIT que é gerado na altura.</text:p>
      <text:p text:style-name="P3">Finalmente, a string label é inicializada com uma string vazia e apenas toma o valor “T” quando o bloco then de um statement if ou quando o bloco de instruções de um while é visitado. E toma o valor “F” quando o bloco else de um statement if é visitado ou o bloco de instruções de um while termina. Nos restantes casos, depois de um statement ser visitado esta volta a tomar o valor de string vazia.</text:p>
      <text:p text:style-name="P3">No final da execução da TG um TreeMap contendo um mapeamento entre o identificador de uma função e o respetivo grafo CFG é retornado à Interface Java (esta será explicada posteriormente).</text:p>
      <text:p text:style-name="P3"/>
      <text:p text:style-name="P3">O processo de codificação das ações revelou-se, apesar de não ser idêntico em todas as produções com características semelhantes, sistemático. Após codificada a ação para uma produção, as restantes precisaram apenas de pequenas alterações. Tentaremos mostrar, com alguns excertos da TG, as ações criadas para obter o resultado final.</text:p>
      <text:p text:style-name="P3">Começamos pela produção inicial, cujo símbolo não terminal representa o axioma da nossa linguagem, a partir da qual todo o processo de derivação se inicia. O TreeMap que vai armazenar os CFG gerados é instanciado nesta produção e para cada função existente no programa input, <text:s/>um novo grafo é instanciado e passado como atributo ao símbolo não terminal funcao, e o grafo resultante do processamento de uma função é adicionado ao TreeMap que será retornado no final. A produção é apresentada de seguida:</text:p>
      <text:p text:style-name="P3"><text:tab/>programa returns [TreeMap&lt;String, Grafo&gt; grafos_out]</text:p>
      <text:p text:style-name="P3"><text:tab/>@init {</text:p>
      <text:p text:style-name="P3"><text:tab/><text:tab/>TreeMap&lt;String, Grafo&gt; grafos = new TreeMap&lt;String, Grafo&gt;();</text:p>
      <text:p text:style-name="P3"><text:tab/>}</text:p>
      <text:p text:style-name="P3"><text:tab/><text:tab/>: <text:tab/>^(PROGRAMA (funcao[new Grafo()]</text:p>
      <text:p text:style-name="P3"><text:tab/><text:tab/>{</text:p>
      <text:p text:style-name="P3"><text:tab/><text:tab/><text:tab/>grafos.put($funcao.func_id, $funcao.g_out);</text:p>
      <text:p text:style-name="P3"><text:tab/><text:tab/>}</text:p>
      <text:p text:style-name="P3"><text:tab/><text:tab/>)+</text:p>
      <text:p text:style-name="P3"><text:tab/><text:tab/>{</text:p>
      <text:p text:style-name="P3"><text:tab/><text:tab/><text:tab/>$programa.grafos_out = grafos;</text:p>
      <text:p text:style-name="P3"><text:tab/><text:tab/>}</text:p>
      <text:p text:style-name="P3"><text:soft-page-break/><text:tab/><text:tab/>)</text:p>
      <text:p text:style-name="P3"><text:tab/><text:tab/>;</text:p>
      <text:p text:style-name="P1">A ação criada para tratar cada função, mais especificamente o símbolo não terminal (SNT) corpo_funcao. Nesta produção, apenas na primeira visita, o TreeSet que guarda os números das últimas instruções executadas é instanciado, assim como o nodo inicial START é adicionado ao grafo e o número criado para este (0) é adicionado-o ao TreeSet. Num CFG as declarações de uma função são ignoradas, por isso apenas nos interessa a parte dos statements. Este símbolo não terminal recebe como atributos de entrada (herdados) para além dos três atributos já mencionados, uma string contexto que toma valores entre “CORPO_FUNCAO” e “BLOCO”, o seu significado será explicado posteriormente. A produção é exibida de seguida:</text:p>
      <text:p text:style-name="P1"><text:tab/>corpo_funcao [Grafo g_in, String id_funcao] returns [Grafo g_out]</text:p>
      <text:p text:style-name="P1"><text:tab/>@init{</text:p>
      <text:p text:style-name="P1"><text:tab/><text:tab/>Grafo g = $corpo_funcao.g_in;</text:p>
      <text:p text:style-name="P1"><text:tab/><text:tab/>TreeSet&lt;Integer&gt; nrs = new TreeSet&lt;Integer&gt;();</text:p>
      <text:p text:style-name="P1"><text:tab/><text:tab/>// 0 &lt;=&gt; Nodo START. É passado como parametro para que o nodo START se ligue à primeira instrucao</text:p>
      <text:p text:style-name="P1"><text:tab/><text:tab/>int nr = g.putNodo(0, new Instrucao("START", null, null));</text:p>
      <text:p text:style-name="P1"><text:tab/><text:tab/>nrs.add(nr);</text:p>
      <text:p text:style-name="P1"><text:tab/>}</text:p>
      <text:p text:style-name="P1"><text:tab/><text:tab/>: ^(CORPO declaracoes statements[$corpo_funcao.g_in, "CORPO_FUNCAO", nrs, ""])</text:p>
      <text:p text:style-name="P1"><text:tab/><text:tab/>{</text:p>
      <text:p text:style-name="P1"><text:tab/><text:tab/><text:tab/>$corpo_funcao.g_out = $statements.g_out;</text:p>
      <text:p text:style-name="P1"><text:tab/><text:tab/>}</text:p>
      <text:p text:style-name="P1"><text:tab/><text:tab/>;</text:p>
      <text:p text:style-name="P1"/>
      <text:p text:style-name="P1">Apenas mostramos a produção para o SNT statements para explicar a utilizada do atributo herdado contexto. Após todas as instruções de uma função terem sido executadas e devidamente introduzidas no grafo assim como os caminhos entre eles, falta conectar os nodos das últimas instruções ao nodo EXIT. Como esta produção é visitada, não só a partir da produção corpo_funcao, mas também da produção bloco, que representa o conjunto de instruções presentes num bloco then ou else de um if ou as instruções de um bloco while, é necessário distinguir o contexto em que a produção é visitada, visto que só faz sentido ligar os último nodos ao nodo EXIT se realmente se tratar do final do corpo da função e não o final do bloco de um ciclo while.</text:p>
      <text:p text:style-name="P1"><text:tab/>statements [Grafo g_in, String contexto, TreeSet&lt;Integer&gt; nrs_ultima_instrucao_in, String label_in] returns [Grafo g_out, TreeSet&lt;Integer&gt; nrs_ultima_instrucao_out, String label_out]</text:p>
      <text:p text:style-name="P1"><text:tab/>@init {</text:p>
      <text:p text:style-name="P1"><text:tab/><text:tab/>Grafo g = $statements.g_in;</text:p>
      <text:p text:style-name="P1"><text:tab/><text:tab/>TreeSet&lt;Integer&gt; nrs_ultima_instrucao = $statements.nrs_ultima_instrucao_in;</text:p>
      <text:p text:style-name="P1"><text:tab/>}</text:p>
      <text:p text:style-name="P1"><text:soft-page-break/><text:tab/><text:tab/>:<text:tab/> ^(STATEMENTS (statement[g, nrs_ultima_instrucao, $statements.label_in]</text:p>
      <text:p text:style-name="P1"><text:tab/><text:tab/>{</text:p>
      <text:p text:style-name="P1"><text:tab/><text:tab/><text:tab/>g = $statement.g_out;</text:p>
      <text:p text:style-name="P1"><text:tab/><text:tab/><text:tab/>nrs_ultima_instrucao = $statement.nrs_ultima_instrucao_out;</text:p>
      <text:p text:style-name="P1"><text:tab/><text:tab/><text:tab/>$statements.label_in = $statement.label_out;</text:p>
      <text:p text:style-name="P1"><text:tab/><text:tab/>}</text:p>
      <text:p text:style-name="P1"><text:tab/><text:tab/>)+</text:p>
      <text:p text:style-name="P1"><text:tab/><text:tab/>{</text:p>
      <text:p text:style-name="P1"><text:tab/><text:tab/><text:tab/>// Apos todos os statements do corpo de uma funcao tiverem sido executados, os ultimos nodos sao ligados ao nodo EXIT</text:p>
      <text:p text:style-name="P1"><text:tab/><text:tab/><text:tab/>if ($statements.contexto.equals("CORPO_FUNCAO")){</text:p>
      <text:p text:style-name="P1"><text:tab/><text:tab/><text:tab/><text:tab/>// cria nodo EXIT</text:p>
      <text:p text:style-name="P1"><text:tab/><text:tab/><text:tab/><text:tab/>int nodo_exit = g.putNodo(new Instrucao("EXIT", null, null));</text:p>
      <text:p text:style-name="P1"><text:tab/><text:tab/><text:tab/><text:tab/>// verifica se existem instrucoes anteriormente executadas e conecta essas instrucoes ao nodo EXIT</text:p>
      <text:p text:style-name="P1"><text:tab/><text:tab/><text:tab/><text:tab/>g.checkAndPutCaminho(nrs_ultima_instrucao, new ParNrInstrucaoLabel(nodo_exit, $statement.label_out));</text:p>
      <text:p text:style-name="P1"><text:tab/><text:tab/><text:tab/>}</text:p>
      <text:p text:style-name="P1"><text:tab/><text:tab/></text:p>
      <text:p text:style-name="P1"><text:tab/><text:tab/><text:tab/>$statements.g_out = g;</text:p>
      <text:p text:style-name="P1"><text:tab/><text:tab/><text:tab/>$statements.nrs_ultima_instrucao_out = nrs_ultima_instrucao;</text:p>
      <text:p text:style-name="P1"><text:tab/><text:tab/><text:tab/>$statements.label_out = $statement.label_out;</text:p>
      <text:p text:style-name="P1"><text:tab/><text:tab/>}</text:p>
      <text:p text:style-name="P1"><text:tab/><text:tab/>)</text:p>
      <text:p text:style-name="P1"><text:tab/><text:tab/>;</text:p>
      <text:p text:style-name="P1"/>
      <text:p text:style-name="P5">Para o SNT statement, apenas ilustraremos a ação criada para um statement em específico visto que os restantes são semelhantes. </text:p>
      <text:p text:style-name="P5">Vamos apresentar o caso em que o lado direito da produção contém o SNT atribuicao. Neste caso, os atributos passados a atribuicao são o grafo e a label e após esta ser executada um ou mais caminhos são adicionados ao grafo, isto é, a lista dos números das últimas instruções anteriores à atribuição são conectados ao número de instrução gerado para a atribuição e que é devolvido pelo SNT atribuicao através de um atributo sintetizado juntamente com a label passada como atributo herdado ao statement.</text:p>
      <text:p text:style-name="P5"><text:tab/>statement [Grafo g_in, TreeSet&lt;Integer&gt; nrs_ultima_instrucao_in, String label_in] returns [Grafo g_out, TreeSet&lt;Integer&gt; nrs_ultima_instrucao_out, String label_out]</text:p>
      <text:p text:style-name="P5"><text:tab/>@init {</text:p>
      <text:p text:style-name="P5"><text:tab/><text:tab/>Grafo g = $statement.g_in;</text:p>
      <text:p text:style-name="P5"><text:soft-page-break/><text:tab/>}</text:p>
      <text:p text:style-name="P5"><text:tab/><text:tab/>:<text:tab/>atribuicao[g, $statement.label_in] </text:p>
      <text:p text:style-name="P5"><text:tab/><text:tab/><text:tab/>{</text:p>
      <text:p text:style-name="P5"><text:tab/><text:tab/><text:tab/><text:tab/>g = $atribuicao.g_out;</text:p>
      <text:p text:style-name="P5"/>
      <text:p text:style-name="P5"><text:tab/><text:tab/><text:tab/><text:tab/>// verifica se existem instrucoes anteriormente executadas e conecta essas instrucoes à nova instrucao</text:p>
      <text:p text:style-name="P5"><text:tab/><text:tab/><text:tab/><text:tab/>g.checkAndPutCaminho($statement.nrs_ultima_instrucao_in, new ParNrInstrucaoLabel($atribuicao.nrs_ultima_instrucao_out.first(), $statement.label_in));</text:p>
      <text:p text:style-name="P5"><text:tab/><text:tab/><text:tab/></text:p>
      <text:p text:style-name="P5"><text:tab/><text:tab/><text:tab/><text:tab/>$statement.g_out = g;</text:p>
      <text:p text:style-name="P5"><text:tab/><text:tab/><text:tab/><text:tab/>$statement.nrs_ultima_instrucao_out = $atribuicao.nrs_ultima_instrucao_out;</text:p>
      <text:p text:style-name="P5"><text:tab/><text:tab/><text:tab/><text:tab/>$statement.label_out = $atribuicao.label_out;</text:p>
      <text:p text:style-name="P5"><text:tab/><text:tab/><text:tab/>}</text:p>
      <text:p text:style-name="P5"><text:tab/><text:tab/>| …</text:p>
      <text:p text:style-name="P5"><text:tab/><text:tab/>;</text:p>
      <text:p text:style-name="P5">Este comportamento só modifica para as produções cujo lado direito da produção são o SNT ifs e whiles, sendo que a única diferença é o facto de a adição de novos caminhos ao grafo não ser feita após a execução da instrução, mas sim nas produções correspondentes. Devido a esse facto a essas produções também lhes é passado como atributo herdado a lista dos números das últimas instruções.</text:p>
      <text:p text:style-name="P5"/>
      <text:p text:style-name="P5">Aproveitando o exemplo dado acima, vamos ilustrar a produção do SNT atribuição e ação criada para o mesmo. Esta ação consiste na inserção de um novo nodo no grafo, que como já foi dito, apenas consiste na inserção da instrução em si, assim como a atualização do TreeSet que armazena a última instrução executada, neste caso, este número é retornado pelo método de inserção de um novo nodo no grafo. O TreeSet e o grafo são retornados como atributos sintetizados.</text:p>
      <text:p text:style-name="P5"><text:tab/>atribuicao [Grafo g_in, String label_in] returns [Grafo g_out, TreeSet&lt;Integer&gt; nrs_ultima_instrucao_out, String label_out]</text:p>
      <text:p text:style-name="P5"><text:tab/>@init {</text:p>
      <text:p text:style-name="P5"><text:tab/><text:tab/>Grafo g = $atribuicao.g_in;</text:p>
      <text:p text:style-name="P5"><text:tab/>}</text:p>
      <text:p text:style-name="P5"><text:tab/><text:tab/>:<text:tab/> ^('=' ID expr)</text:p>
      <text:p text:style-name="P5"><text:tab/><text:tab/>{</text:p>
      <text:p text:style-name="P5"><text:tab/><text:tab/><text:tab/>TreeSet&lt;Integer&gt; nrs = new TreeSet&lt;Integer&gt;();</text:p>
      <text:p text:style-name="P5"><text:tab/><text:tab/><text:tab/>// cria nodo no grafo e guarda o nr da instrucao</text:p>
      <text:p text:style-name="P5"><text:tab/><text:tab/><text:tab/>nrs.add(g.putNodo(new Instrucao($ID.text + " = " + $expr.instrucao, null, null)));</text:p>
      <text:p text:style-name="P5"><text:soft-page-break/><text:tab/><text:tab/></text:p>
      <text:p text:style-name="P5"><text:tab/><text:tab/><text:tab/>$atribuicao.nrs_ultima_instrucao_out = nrs;</text:p>
      <text:p text:style-name="P5"><text:tab/><text:tab/><text:tab/>$atribuicao.g_out = g;</text:p>
      <text:p text:style-name="P5"><text:tab/><text:tab/><text:tab/>$atribuicao.label_out = "";</text:p>
      <text:p text:style-name="P5"><text:tab/><text:tab/>}</text:p>
      <text:p text:style-name="P5"><text:tab/><text:tab/>;</text:p>
      <text:p text:style-name="P5"/>
      <text:p text:style-name="P5">Da mesma forma que os casos do ifs e whiles diferiam dos outros, também a este nível diferem. As produções para ambos são um pouco mais elaboradas que as restantes.</text:p>
      <text:p text:style-name="P5">Para o caso do ifs é preciso ter em atenção que os últimos nodos executados ligam apenas à expressão de condição do if, e esta, por sua vez, liga à primeira instrução do bloco then e, caso exista, à primeira instrução do bloco else, se não existir então é necessário conectá-la a próxima instrução a ser executada. Posto isto, para facilitar as explicações seguintes, mostraremos de seguida a produção no seu formato original na AST para servir de guia.</text:p>
      <text:p text:style-name="P5"><text:tab/>ifs</text:p>
      <text:p text:style-name="P5"><text:tab/><text:tab/>: ^(IF expr a=bloco (b=bloco)?)</text:p>
      <text:p text:style-name="P5"><text:tab/><text:tab/>;</text:p>
      <text:p text:style-name="P5">O primeiro passo é a criação do nodo correspondente à expressão do if no grafo, assim como, dos caminhos entre as últimas instruções a ser executadas e a instrução correspondente à expressão, juntamente com a label passada como atributo herdado. Adicionalmente, o número da nova instrução é atribuído a duas variáveis auxiliares cuja utilidade está explicada nos comentários do excerto de código seguinte.</text:p>
      <text:p text:style-name="P5"><text:tab/>ifs [Grafo g_in, TreeSet&lt;Integer&gt; nrs_ultima_instrucao_in, String label_in] returns [Grafo g_out, TreeSet&lt;Integer&gt; nrs_ultima_instrucao_out, String label_out]</text:p>
      <text:p text:style-name="P5"><text:tab/>@init {</text:p>
      <text:p text:style-name="P5"><text:tab/><text:tab/>Grafo g = $ifs.g_in;</text:p>
      <text:p text:style-name="P5"><text:tab/><text:tab/>int nr_ult_inst_exp = -1;</text:p>
      <text:p text:style-name="P5"><text:tab/><text:tab/>TreeSet&lt;Integer&gt; nrs_exp = new TreeSet&lt;Integer&gt;();</text:p>
      <text:p text:style-name="P5"><text:tab/><text:tab/>TreeSet&lt;Integer&gt; nrs_out = new TreeSet&lt;Integer&gt;();</text:p>
      <text:p text:style-name="P5"><text:tab/>}</text:p>
      <text:p text:style-name="P5"><text:tab/><text:tab/>:<text:tab/>^(IF expr </text:p>
      <text:p text:style-name="P5"><text:tab/><text:tab/><text:tab/><text:tab/>{</text:p>
      <text:p text:style-name="P5"><text:tab/><text:tab/><text:tab/><text:tab/><text:tab/>// cria nodo no grafo e guarda o nr da instrucao</text:p>
      <text:p text:style-name="P5"><text:tab/><text:tab/><text:tab/><text:tab/><text:tab/>nr_ult_inst_exp = g.putNodo(new Instrucao($IF.text + "(" + $expr.instrucao + ")", null, null));</text:p>
      <text:p text:style-name="P5"><text:tab/><text:tab/><text:tab/><text:tab/></text:p>
      <text:p text:style-name="P5"><text:tab/><text:tab/><text:tab/><text:tab/><text:tab/>// verifica se existem instrucoes anteriormente executadas e conecta essas instrucoes à nova instrucao (expressao)</text:p>
      <text:p text:style-name="P5"><text:soft-page-break/><text:tab/><text:tab/><text:tab/><text:tab/><text:tab/>g.checkAndPutCaminho($ifs.nrs_ultima_instrucao_in, new ParNrInstrucaoLabel(nr_ult_inst_exp, $ifs.label_in));</text:p>
      <text:p text:style-name="P5"><text:tab/><text:tab/><text:tab/><text:tab/></text:p>
      <text:p text:style-name="P5"><text:tab/><text:tab/><text:tab/><text:tab/><text:tab/>// variavel que sera passada aos blocos para indicar o nodo que sera ligado a primeira instrucao de cada bloco</text:p>
      <text:p text:style-name="P5"><text:tab/><text:tab/><text:tab/><text:tab/><text:tab/>nrs_exp.add(nr_ult_inst_exp);</text:p>
      <text:p text:style-name="P5"><text:tab/><text:tab/><text:tab/><text:tab/></text:p>
      <text:p text:style-name="P5"><text:tab/><text:tab/><text:tab/><text:tab/><text:tab/>// adiciona provisoriamente o nr da expressao. caso exista o bloco else, este é removido ja que a instrucao seguinte, ligar-se-á à última instrucao dos blocos then e else</text:p>
      <text:p text:style-name="P5"><text:tab/><text:tab/><text:tab/><text:tab/><text:tab/>// caso contrario, ligar-se-á à expressão e ao bloco then.</text:p>
      <text:p text:style-name="P5"><text:tab/><text:tab/><text:tab/><text:tab/><text:tab/>nrs_out.add(nr_ult_inst_exp);</text:p>
      <text:p text:style-name="P5"><text:tab/><text:tab/><text:tab/><text:tab/>}</text:p>
      <text:p text:style-name="P5">Ao bloco de instruções then são passados como atributos herdados o grafo, o TreeSet com o número da instrução correspondente à expressão do if, ou seja, a última instrução executada e a string “T”, que corresponde à label que indica que a próxima instrução será conectada à expressão com a label “T”. Após a sua execução o grafo e o TreeSet das últimas instruções são atualizados com os atributos sintetizados pelo bloco.</text:p>
      <text:p text:style-name="P5"><text:tab/><text:tab/>a=bloco[g, nrs_exp, "T"] </text:p>
      <text:p text:style-name="P5"><text:tab/><text:tab/>{</text:p>
      <text:p text:style-name="P5"><text:tab/><text:tab/><text:tab/>g = $a.g_out; </text:p>
      <text:p text:style-name="P5"><text:tab/><text:tab/><text:tab/>// adiciona os nrs das utlimas instrucoes deste bloco</text:p>
      <text:p text:style-name="P5"><text:tab/><text:tab/><text:tab/>nrs_out.addAll($a.nrs_ultima_instrucao_out);</text:p>
      <text:p text:style-name="P5"><text:tab/><text:tab/>} </text:p>
      <text:p text:style-name="P5">O bloco de instruções else é semelhante ao bloco anterior, apenas difere no atributo herdado label que passa a ser “F” e, tal como, foi dito acima, o TreeSet nrs_out tinha guardado temporariamente o número da instrução da expressão do if, se o bloco else for visitado significa que este existe, logo não faz sentido que a instrução da expressão seja conectada à próxima instrução.</text:p>
      <text:p text:style-name="P5"><text:tab/><text:tab/>(b=bloco[g, nrs_exp, "F"] </text:p>
      <text:p text:style-name="P5"><text:tab/><text:tab/><text:tab/>{ </text:p>
      <text:p text:style-name="P5"><text:tab/><text:tab/><text:tab/><text:tab/>g = $b.g_out; </text:p>
      <text:p text:style-name="P5"><text:tab/><text:tab/><text:tab/><text:tab/>// remove o nr da expressao adicionado provisoriamente</text:p>
      <text:p text:style-name="P5"><text:tab/><text:tab/><text:tab/><text:tab/>nrs_out.remove(nr_ult_inst_exp);</text:p>
      <text:p text:style-name="P5"><text:tab/><text:tab/><text:tab/><text:tab/>// adiciona os nrs das utlimas instrucoes deste bloco</text:p>
      <text:p text:style-name="P5"><text:tab/><text:tab/><text:tab/><text:tab/>nrs_out.addAll($b.nrs_ultima_instrucao_out); </text:p>
      <text:p text:style-name="P5"><text:tab/><text:tab/><text:tab/>} )?</text:p>
      <text:p text:style-name="P5"><text:tab/><text:tab/>)</text:p>
      <text:p text:style-name="P5"><text:tab/><text:tab/>{</text:p>
      <text:p text:style-name="P5"><text:soft-page-break/><text:tab/><text:tab/><text:tab/>$ifs.nrs_ultima_instrucao_out = nrs_out;</text:p>
      <text:p text:style-name="P5"><text:tab/><text:tab/><text:tab/>$ifs.g_out = g;</text:p>
      <text:p text:style-name="P5"><text:tab/><text:tab/><text:tab/>$ifs.label_out = "";</text:p>
      <text:p text:style-name="P5"><text:tab/><text:tab/><text:tab/></text:p>
      <text:p text:style-name="P1"><text:tab/><text:tab/>}</text:p>
      <text:p text:style-name="P5"><text:tab/>;</text:p>
      <text:p text:style-name="P5"/>
      <text:p text:style-name="P5">Para o caso do whiles, temos que, à semelhança do ifs, os últimos nodos executados ligam apenas à expressão de condição do while, e esta liga à primeira instrução do bloco e à próxima instrução a ser executada após o bloco. Tal como fizemos anteriormente, para facilitar as explicações seguintes, mostraremos a produção no seu formato original na AST para servir de guia.</text:p>
      <text:p text:style-name="P5"><text:tab/>whiles</text:p>
      <text:p text:style-name="P5"><text:tab/><text:tab/>: ^(WHILE expr bloco)</text:p>
      <text:p text:style-name="P5"><text:tab/><text:tab/>;</text:p>
      <text:p text:style-name="P5">O primeiro passo é semelhante ao do if, ou seja, criamos o nodo correspondente à expressão do while no grafo, assim como, dos caminhos entre as últimas instruções a ser executadas e a instrução correspondente à expressão. E o número da nova instrução é guardado numa variável que será depois passada ao bloco.</text:p>
      <text:p text:style-name="P5"><text:tab/>whiles [Grafo g_in, TreeSet&lt;Integer&gt; nrs_ultima_instrucao_in, String label_in] returns [Grafo g_out, TreeSet&lt;Integer&gt; nrs_ultima_instrucao_out, String label_out]</text:p>
      <text:p text:style-name="P5"><text:tab/>@init {</text:p>
      <text:p text:style-name="P5"><text:tab/><text:tab/>Grafo g = $whiles.g_in;</text:p>
      <text:p text:style-name="P5"><text:tab/><text:tab/>int nr_ult_inst_exp = -1;</text:p>
      <text:p text:style-name="P5"><text:tab/><text:tab/>TreeSet&lt;Integer&gt; nrs_exp = new TreeSet&lt;Integer&gt;();</text:p>
      <text:p text:style-name="P5"><text:tab/>}</text:p>
      <text:p text:style-name="P5"><text:tab/><text:tab/>:<text:tab/> ^(WHILE expr</text:p>
      <text:p text:style-name="P5"><text:tab/><text:tab/><text:tab/>{</text:p>
      <text:p text:style-name="P5"><text:tab/><text:tab/><text:tab/><text:tab/>// cria nodo no grafo e guarda o nr da instrucao</text:p>
      <text:p text:style-name="P5"><text:tab/><text:tab/><text:tab/><text:tab/>nr_ult_inst_exp = g.putNodo(new Instrucao($WHILE.text + "(" + $expr.instrucao + ")", null, null));</text:p>
      <text:p text:style-name="P5"><text:tab/><text:tab/><text:tab/><text:tab/></text:p>
      <text:p text:style-name="P5"><text:tab/><text:tab/><text:tab/><text:tab/>// verifica se existem instrucoes anteriormente executadas e conecta essas instrucoes à nova instrucao (expressao)</text:p>
      <text:p text:style-name="P5"><text:tab/><text:tab/><text:tab/><text:tab/>g.checkAndPutCaminho($whiles.nrs_ultima_instrucao_in, new ParNrInstrucaoLabel(nr_ult_inst_exp, $whiles.label_in));</text:p>
      <text:p text:style-name="P5"><text:tab/><text:tab/><text:tab/><text:tab/></text:p>
      <text:p text:style-name="P5"><text:tab/><text:tab/><text:tab/><text:tab/>// variavel que sera passada ao bloco para indicar o nodo que sera ligado a <text:soft-page-break/>primeira instrucao do bloco</text:p>
      <text:p text:style-name="P5"><text:tab/><text:tab/><text:tab/><text:tab/>nrs_exp.add(nr_ult_inst_exp);</text:p>
      <text:p text:style-name="P5"><text:tab/><text:tab/><text:tab/>}</text:p>
      <text:p text:style-name="P5">Ao bloco de instruções são passados como atributos herdados o grafo, o TreeSet com o número da instrução correspondente à expressão do while e a string “T”. Após a sua execução o grafo é atualizado com o grafo passado como atributo sintetizado pelo bloco.</text:p>
      <text:p text:style-name="P5">Finalmente, novos caminhos entre as últimas instruções do bloco e a expressão são inseridos no grafo. O TreeSet com o número da instrução correspondente à expressão de condição, o grafo e label com o valor “F” para que a próxima instrução seja conectada com essa label são retornadas como atributos sintetizados.</text:p>
      <text:p text:style-name="P5"/>
      <text:p text:style-name="P5">Desta forma, apresentámos a implementação da solução encontrada para construir um ou mais CFG a partir de um programa Cmb.</text:p>
      <text:p text:style-name="P5">A Tree Grammar completa (CmbTGCFG.g) pode ser consultada em anexo.</text:p>
      <text:p text:style-name="P5"/>
      <text:p text:style-name="P5"/>
      <text:h text:style-name="P19" text:outline-level="3">Program Dependency Graph</text:h>
      <text:p text:style-name="P1">Um Program Dependency Graph (PDG<text:span text:style-name="T1">) é uma representação de um programa que contém os mesmos nodos que o CFG e dois tipos de arestas: arestas de controlo de dependência e arestas de controlo de dados. Portanto, é um grafo direcionado em que os vértices correspondem a statements e predicados de controlo, e as arestas correspondem a dados e a controlos de dependência.</text:span></text:p>
      <text:p text:style-name="P1"><text:span text:style-name="T1">Dado que as dependências neste grafo conectam partes do programa computacionalmente relevantes, muitas transformações para melhoramento de código requerem menos tempo de execução comparativamente a outras representações de programas. Uma simples travessia sobre estas dependências é suficiente para realizar bastantes otimizações. Dado que ambos os tipos de de dependências estão presentes numa única forma, transformações como vetorização</text:span><text:span text:style-name="T1"><text:note text:id="ftn1" text:note-class="footnote"><text:note-citation>1</text:note-citation><text:note-body><text:p text:style-name="P7">Vetorização é o processo de converter um programa de uma implementação escalar que processa um único par de operandos de cada vez, para uma implementação vetorial que processa uma operação em múltiplos pares de operandos.</text:p></text:note-body></text:note></text:span><text:span text:style-name="T1"> conseguem lidar com as dependências de controlo e dados de uma forma uniforme. Transformações tais como </text:span><text:span text:style-name="T2">code motion</text:span><text:span text:style-name="T2"><text:note text:id="ftn2" text:note-class="footnote"><text:note-citation>2</text:note-citation><text:note-body><text:p text:style-name="P7">Code motion consiste na movimentação automática, por parte do compilador, de statements ou expressões presentes num ciclo para fora do mesmo sem afetar a semântica do programa.</text:p></text:note-body></text:note></text:span><text:span text:style-name="T3">, que requerem a interação dos dois tipos de dependência, também conseguem ser controladas por este grafo. Para além disso, a natureza hierárquica do PDG permite que grandes secções do programa sejam sumariadas. É por isso, a base de muitos algoritmos eficientes para transformações de reordenação.</text:span></text:p>
      <text:p text:style-name="P3"/>
      <text:p text:style-name="P3">Vamos dividir a explicação da nossa estratégia em duas partes, correspondentes à implementação das dependências de controlo e dependências de dados.</text:p>
      <text:p text:style-name="P4">Dependências de controlo</text:p>
      <text:p text:style-name="P1"><text:span text:style-name="T3">As dependências de controlo diferem um pouco das do CFG, no sentido em que o fluxo das instruções é representado da esquerda para a direita, sendo o nodo pai o nodo que representa a entrada na função e </text:span><text:soft-page-break/><text:span text:style-name="T3">os restantes nodos, correspondentes às instruções no contexto desta função, são conectados a este nodo inicial. Quando um ciclo while ou uma estrutura if são encontrados, é gerada uma sub-árvore, sendo a raiz desta sub-árvore a expressão de controlo da estrutura. Por isso, a estratégia passa também por fazer passar como atributo uma instância de uma classe GrafoPDG (herdado: GrafoPDG g_in; sintetizado: GrafoPDG g_out) por grande parte da AST, uma lista (herdado: TreeSet&lt;Integer&gt; nrs_ultima_instrucao_in; sintetizado: TreeSet&lt;Integer&gt; nrs_ultima_instrucao_out) com o <text:s/>número da instrução inicial, ou quando o contexto mudar (quando um ciclo while ou uma estrutura de controlo if for encontrado) o número da instrução do predicado de controlo dessa estrutura, com o objetivo de conectar as instruções de modo a representar o fluxo de dados pretendido e, finalmente, uma string label (herdado: String label_in; sintetizado: String label_out), “T” se a instrução pertence a um bloco then ou ao bloco de instruções de um while e “F” se pertence a um bloco else. Esta label estará depois associada a uma aresta entre um predicado de controlo e uma instrução.</text:span></text:p>
      <text:p text:style-name="P3">A classe GrafoPDG é uma extensão à classe Grafo, herdando as variáveis e métodos da classe Grafo, adicionalmente possui uma variável que representa as dependências de dados numa função, ou seja, é um TreeMap que conecta um número de instrução a outros, cujas variáveis referenciadas nessas instruções são dependentes da variável definida na primeira. Mais tarde, quando as dependências de dados forem abordadas, será explicado com mais detalhe esta implementação. Também neste módulo, um grafo é gerado para cada função existente no programa de input.</text:p>
      <text:p text:style-name="P3">A lista com o número da última instrução é atualizado sempre que o contexto muda, ou seja, quando uma estrutura while ou if são executadas. Em cada instrução, a lista é utilizada para conectar o número contido nela ao número da nova instrução executada. A lista é inicializada com o número do nodo inicial (0).</text:p>
      <text:p text:style-name="P3">Finalmente, a string label é inicializada com uma string vazia e apenas toma o valor “T” quando o bloco then de um statement if ou quando o bloco de instruções de um while é visitado. E toma o valor “F” quando o bloco else de um statement if é visitado. Nos restantes casos, depois de um statement ser visitado esta volta a tomar o valor de string vazia.</text:p>
      <text:p text:style-name="P3">No final da execução da TG um TreeMap contendo um mapeamento entre o identificador de uma função e o respetivo grafo PDG é retornado à Interface Java (esta será explicada posteriormente).</text:p>
      <text:p text:style-name="P3"/>
      <text:p text:style-name="P3">A implementação das ações associadas à deteção de dependências de controlo, por ser semelhante à do CFG, não será ilustrada. A Tree Grammar pode ser consultada em anexo.</text:p>
      <text:p text:style-name="P3"/>
      <text:p text:style-name="P4">Dependências de dados</text:p>
      <text:p text:style-name="P3">Uma dependência de dados existe entre duas instruções sempre que uma variável que é referenciada numa delas possa ter um valor incorreto se a ordem das instruções for trocada. A estratégia encontrada para detetar estas dependências pode ser dividida em duas abordagens distintas:</text:p>
      <text:list xml:id="list1352489795" text:style-name="L2">
        <text:list-item>
          <text:p text:style-name="P15">Para cada instrução visitada, uma procura de dependências de dados é iniciada a partir dessa instrução comparando com outras instruções antecedentes;</text:p>
        </text:list-item>
      </text:list>
      <text:list xml:id="list1668873396" text:style-name="L3">
        <text:list-item>
          <text:p text:style-name="P16">Sempre que um ciclo while for visitado, a procura de dependências para as instruções pertencentes ao seu bloco são adiadas até que o final do bloco seja atingido, altura em que uma procura a estas instruções é feita com um algoritmo diferente ao anterior, visto tratar-se de um ciclo e a ordem das instruções ser afetada;</text:p>
        </text:list-item>
      </text:list>
      <text:p text:style-name="P1">Para que as abordagens referidas acima fossem possíveis, foi necessário fazer passar como atributo na <text:soft-page-break/>TG, para além daqueles já referidos para as dependências de controlo, uma string contexto (herdado: String contexto_in, sintetizado: String contexto_out) para poder distinguir o contexto em que uma instrução é visitada e assim, se essa string contiver “CORPO_FUNCAO”, podemos iniciar a procura de dependências, mas se contiver “WHILE”, essa procura é adiada, tal como foi explicado na segunda abordagem. Também, para auxiliar a segunda metodologia, uma lista de números de instrução (herdado: TreeSet&lt;Integer&gt; nrs_instrucao_while_in, sintetizado: TreeSet&lt;Integer&gt; nrs_instrucao_while_out) vai armazenar os números das instruções que são adiadas, para que no final do bloco estas possam ser alvo de uma procura de dependências. Finalmente, o último atributo (herdado: String bloco_if_in; sintetizado: String bloco_if_out) surge da necessidade de distinguir diferentes cenários em que uma dependência pode ser encontrada, estes cenários serão explicados posteriormente, mas estes <text:s/>dependem do bloco de instruções de uma estrutura if em que ambas as instruções envolvidas numa dependência se encontram. Este atributo toma o valor “THEN” quando o bloco then de um if é visitado e “ELSE” quando o bloco else é visitado.</text:p>
      <text:p text:style-name="P3"/>
      <text:p text:style-name="P3">O primeiro passo, para que a deteção de dependência de dados fosse possível, foi modificar a inserção de nodos no grafo, isto é, em termos de conteúdo. No CFG, tínhamos mencionado que da classe Instrucao apenas nos interessava a própria instrução em si. No PDG, isso já não se verifica e 4 novas variáveis foram adicionadas à classe. Para detetar uma dependência entre duas instruções é necessário sabermos que variáveis são referenciadas e também definidas, por isso, na classe Instrucao, foram criados dois HashSet&lt;String&gt; (variaveis_definidas e variaveis_referenciadas) para guardar exatamente essas variáveis. E também como já foi referido, é necessário saber o contexto em que uma instrução surge (“CORPO_FUNCAO” ou “WHILE”) e se esta está num bloco then, else ou em nenhum (“THEN”, “ELSE”, “”), por isso, as outras duas variáveis adicionadas à classe foram String contexto e String bloco_if, respetivamente.</text:p>
      <text:p text:style-name="P3">Dos 6 tipos de instrução existentes na linguagem Cmb, as instruções onde existe definição de variáveis são o scan (read) e a atribuição (atribuicao), e em todas as 6 é possível referenciar variáveis. Posto isto, para que na altura da inserção de um novo nodo no grafo, as variáveis definidas e referenciadas estivessem presentes, foi necessário sintetizá-las até cada uma das 6 instruções. De seguida mostramos a produção original da instrução atribuição para auxiliar a explicação.</text:p>
      <text:p text:style-name="P3"><text:tab/>atribuicao</text:p>
      <text:p text:style-name="P3"><text:tab/><text:tab/>:<text:tab/> ^('=' ID expr)</text:p>
      <text:p text:style-name="P3"><text:tab/><text:tab/>;</text:p>
      <text:p text:style-name="P3">O caso da atribuição é o único caso em que simultaneamente, pode existir definição e referência de variáveis. Neste caso, ID é a variável definida e expr uma expressão onde podem existir variáveis referenciadas, é, então, necessário fazer chegar através de expr as variáveis referenciadas e por isso, o excerto seguinte ilustra a ação criada no SNT expr para que tal fosse possível.</text:p>
      <text:p text:style-name="P3"><text:tab/>expr returns [String instrucao, HashSet&lt;String&gt; vars_ref]</text:p>
      <text:p text:style-name="P3"><text:tab/>@init {</text:p>
      <text:p text:style-name="P3"><text:tab/><text:tab/>HashSet&lt;String&gt; vf = new HashSet&lt;String&gt;();</text:p>
      <text:p text:style-name="P3"><text:tab/>}</text:p>
      <text:p text:style-name="P3"><text:tab/><text:tab/>:<text:tab/>^('||' a=expr b=expr) <text:tab/>{$expr.instrucao = $a.instrucao + "||" + $b.instrucao; vf = $a.vars_ref; vf.addAll($b.vars_ref); $expr.vars_ref = vf;}</text:p>
      <text:p text:style-name="P3"><text:tab/><text:tab/>…</text:p>
      <text:p text:style-name="P3"><text:soft-page-break/><text:tab/><text:tab/>|<text:tab/>^('!' a=expr) {$expr.instrucao = "!" + $a.instrucao; vf = $a.vars_ref; $expr.vars_ref = vf;}</text:p>
      <text:p text:style-name="P3"><text:tab/><text:tab/>|<text:tab/>factor {$expr.instrucao = $factor.instrucao;<text:tab/>$expr.vars_ref = $factor.vars_ref;}</text:p>
      <text:p text:style-name="P3"><text:tab/><text:tab/>;</text:p>
      <text:p text:style-name="P3">Podemos observar que o atributo vars_ref é sintetizado contendo as possíveis variáveis referenciadas. A produção do SNT factor não é aqui ilustrada, mas pode ser consultada em anexo.</text:p>
      <text:p text:style-name="P3"/>
      <text:p text:style-name="P3">Existe mais uma situação onde há definição de variáveis, esta é quando existem parâmetros de entrada numa função. Até agora, o cabeçalho de uma função tinha sido ignorado, mas agora é necessário capturar as variáveis que são passadas como parâmetro e adicioná-las à primeira instrução do grafo, aquela que representa a entrada na função. De seguida é apresentada a produção do SNT funcao, onde podemos observar que as variáveis definidas no cabeçalho são passadas como atributo herdado ao corpo da função.</text:p>
      <text:p text:style-name="P3"><text:tab/>funcao [GrafoPDG g_in] returns [GrafoPDG g_out, String func_id]</text:p>
      <text:p text:style-name="P3"><text:tab/><text:tab/>: <text:s/>^(FUNCAO cabecalho corpo_funcao[$funcao.g_in, $cabecalho.id, $cabecalho.vars_def])</text:p>
      <text:p text:style-name="P3"><text:tab/><text:tab/>{</text:p>
      <text:p text:style-name="P3"><text:tab/><text:tab/><text:tab/>$funcao.g_out = $corpo_funcao.g_out;</text:p>
      <text:p text:style-name="P3"><text:tab/><text:tab/><text:tab/>$funcao.func_id = $cabecalho.id;</text:p>
      <text:p text:style-name="P3"><text:tab/><text:tab/>}</text:p>
      <text:p text:style-name="P3"><text:tab/><text:tab/>;</text:p>
      <text:p text:style-name="P3">As produções que sintetizam esse atributo podem ser consultadas em anexo.</text:p>
      <text:p text:style-name="P3"/>
      <text:p text:style-name="P3">Em baixo, está a produção do SNT corpo_funcao, onde podemos observar a inserção do nodo inicial, assim como a passagem dos atributos já mencionados ao SNT statements.</text:p>
      <text:p text:style-name="P3"><text:tab/>corpo_funcao [GrafoPDG g_in, String id_funcao, HashSet&lt;String&gt; vars_def] returns [GrafoPDG g_out]</text:p>
      <text:p text:style-name="P3"><text:tab/>@init{</text:p>
      <text:p text:style-name="P3"><text:tab/><text:tab/>GrafoPDG g = $corpo_funcao.g_in;</text:p>
      <text:p text:style-name="P3"><text:tab/><text:tab/>TreeSet&lt;Integer&gt; nrs = new TreeSet&lt;Integer&gt;();</text:p>
      <text:p text:style-name="P3"><text:tab/><text:tab/>TreeSet&lt;Integer&gt; nrs_while = new TreeSet&lt;Integer&gt;();</text:p>
      <text:p text:style-name="P3"><text:tab/><text:tab/>// 0 &lt;=&gt; Nodo inicial. É passado como parametro para que as restantes instrucoes se liguem a este</text:p>
      <text:p text:style-name="P3"><text:tab/><text:tab/>int nr = g.putNodo(0, new Instrucao("ENTER (" + $corpo_funcao.id_funcao + ")", $corpo_funcao.vars_def, null));</text:p>
      <text:p text:style-name="P3"><text:tab/><text:tab/>nrs.add(nr);</text:p>
      <text:p text:style-name="P3"><text:tab/>}</text:p>
      <text:p text:style-name="P3"><text:tab/><text:tab/>: ^(CORPO declaracoes statements[$corpo_funcao.g_in, "CORPO_FUNCAO", nrs, "", <text:soft-page-break/>nrs_while, ""])</text:p>
      <text:p text:style-name="P3"><text:tab/><text:tab/>{</text:p>
      <text:p text:style-name="P3"><text:tab/><text:tab/><text:tab/>$corpo_funcao.g_out = $statements.g_out;</text:p>
      <text:p text:style-name="P3"><text:tab/><text:tab/>}</text:p>
      <text:p text:style-name="P3"><text:tab/><text:tab/>;</text:p>
      <text:p text:style-name="P3"/>
      <text:p text:style-name="P3">De seguida, é mostrada apenas uma produção statement, onde, após processar a instrução, neste caso atribuicao, o último nodo executado é conectado à atribuição juntamente com o atributo herdado label.</text:p>
      <text:p text:style-name="P3"><text:tab/>statement [GrafoPDG g_in, String contexto_in, TreeSet&lt;Integer&gt; nrs_ultima_instrucao_in, String label_in, TreeSet&lt;Integer&gt; nrs_instrucao_while_in, String bloco_if_in] returns [GrafoPDG g_out, String contexto_out, TreeSet&lt;Integer&gt; nrs_ultima_instrucao_out, String label_out, TreeSet&lt;Integer&gt; nrs_instrucao_while_out, String label_out, String bloco_if_out]</text:p>
      <text:p text:style-name="P3"><text:tab/>@init {</text:p>
      <text:p text:style-name="P3"><text:tab/><text:tab/>GrafoPDG g = $statement.g_in;</text:p>
      <text:p text:style-name="P3"><text:tab/><text:tab/>String cx = $statement.contexto_in;</text:p>
      <text:p text:style-name="P3"><text:tab/><text:tab/>String bi = $statement.bloco_if_in;</text:p>
      <text:p text:style-name="P3"><text:tab/>}</text:p>
      <text:p text:style-name="P3"><text:tab/><text:tab/>:<text:tab/>atribuicao[g, $statement.label_in, cx, nrs_instrucao_while_in, bi] </text:p>
      <text:p text:style-name="P3"><text:tab/><text:tab/><text:tab/>{</text:p>
      <text:p text:style-name="P3"><text:tab/><text:tab/><text:tab/><text:tab/>g = $atribuicao.g_out;</text:p>
      <text:p text:style-name="P3"/>
      <text:p text:style-name="P3"><text:tab/><text:tab/><text:tab/><text:tab/>// verifica se existem instrucoes anteriormente executadas e conecta essas instrucoes à nova instrucao</text:p>
      <text:p text:style-name="P3"><text:tab/><text:tab/><text:tab/><text:tab/>g.checkAndPutCaminho($statement.nrs_ultima_instrucao_in, new ParNrInstrucaoLabel($atribuicao.nrs_ultima_instrucao_out.first(), $statement.label_in));</text:p>
      <text:p text:style-name="P3"><text:tab/><text:tab/><text:tab/></text:p>
      <text:p text:style-name="P3"><text:tab/><text:tab/><text:tab/><text:tab/>$statement.g_out = g;</text:p>
      <text:p text:style-name="P3"><text:tab/><text:tab/><text:tab/><text:tab/>$statement.contexto_out = cx;</text:p>
      <text:p text:style-name="P3"><text:tab/><text:tab/><text:tab/><text:tab/>$statement.nrs_ultima_instrucao_out = $statement.nrs_ultima_instrucao_in;</text:p>
      <text:p text:style-name="P3"><text:tab/><text:tab/><text:tab/><text:tab/>$statement.label_out = $atribuicao.label_out;</text:p>
      <text:p text:style-name="P3"><text:tab/><text:tab/><text:tab/><text:tab/>$statement.nrs_instrucao_while_out = $atribuicao.nrs_instrucao_while_out;</text:p>
      <text:p text:style-name="P3"><text:tab/><text:tab/><text:tab/><text:tab/>$statement.bloco_if_out = bi;</text:p>
      <text:p text:style-name="P3"><text:tab/><text:tab/><text:tab/>}</text:p>
      <text:p text:style-name="P3"><text:tab/><text:tab/>| …</text:p>
      <text:p text:style-name="P3"><text:tab/><text:tab/>;</text:p>
      <text:p text:style-name="P3"><text:soft-page-break/>As restantes produções do SNT statement são semelhantes, à exceção do whiles, que adiciona um caminho extra, que é do predicado de controlo para si mesmo.</text:p>
      <text:p text:style-name="P3"/>
      <text:p text:style-name="P3">É ao nível dos SNT correspondentes às 6 instruções que a verificação de dependência de dados é feita. Vamos ilustrar 3 casos distintos para demonstrar a nossa implementação. </text:p>
      <text:p text:style-name="P3">A próxima produção a ser exibida é a do SNT atribuicao, onde ocorre a inserção de um novo nodo no grafo, como já mencionámos anteriormente e também, onde ocorre a verificação de dependência de dados.</text:p>
      <text:p text:style-name="P3"><text:tab/>atribuicao [GrafoPDG g_in, String label_in, String contexto_in, TreeSet&lt;Integer&gt; nrs_instrucao_while_in, String bloco_if_in] returns [GrafoPDG g_out, TreeSet&lt;Integer&gt; nrs_ultima_instrucao_out, String label_out, TreeSet&lt;Integer&gt; nrs_instrucao_while_out]</text:p>
      <text:p text:style-name="P3"><text:tab/>@init {</text:p>
      <text:p text:style-name="P3"><text:tab/><text:tab/>GrafoPDG g = $atribuicao.g_in;</text:p>
      <text:p text:style-name="P3"><text:tab/><text:tab/>HashSet&lt;String&gt; variaveis_definidas = new HashSet&lt;String&gt;();</text:p>
      <text:p text:style-name="P3"><text:tab/><text:tab/>String cx = $atribuicao.contexto_in;</text:p>
      <text:p text:style-name="P3"><text:tab/><text:tab/>TreeSet&lt;Integer&gt; nrs_instrucao_while = $atribuicao.nrs_instrucao_while_in;</text:p>
      <text:p text:style-name="P3"><text:tab/><text:tab/>String bi = $atribuicao.bloco_if_in;</text:p>
      <text:p text:style-name="P3"><text:tab/>}</text:p>
      <text:p text:style-name="P3"><text:tab/>:<text:tab/> ^('=' ID {variaveis_definidas.add($ID.text);} expr)</text:p>
      <text:p text:style-name="P3"><text:tab/>{</text:p>
      <text:p text:style-name="P3"><text:tab/><text:tab/>TreeSet&lt;Integer&gt; nrs = new TreeSet&lt;Integer&gt;();</text:p>
      <text:p text:style-name="P3"><text:tab/><text:tab/>// cria nodo no grafo e guarda o nr da instrucao</text:p>
      <text:p text:style-name="P3"><text:tab/><text:tab/>nrs.add(g.putNodo(new Instrucao($ID.text + " = " + $expr.instrucao, variaveis_definidas, $expr.vars_ref, cx, bi)));</text:p>
      <text:p text:style-name="P3"><text:tab/><text:tab/></text:p>
      <text:p text:style-name="P3"><text:tab/><text:tab/>// verifica existencia de dependencia de dados apenas se for uma instrucao que nao se encontre dentro de um if ou while (contexto "IF" ou "WHILE")</text:p>
      <text:p text:style-name="P3"><text:tab/><text:tab/>if (cx.equals("CORPO_FUNCAO")) {</text:p>
      <text:p text:style-name="P3"><text:tab/><text:tab/><text:tab/>g.checkDependenciasDados(nrs.first());</text:p>
      <text:p text:style-name="P3"><text:tab/><text:tab/>}</text:p>
      <text:p text:style-name="P3"><text:tab/><text:tab/>// se for uma instrucao que se encontre dentro de um while, entao o nr da instrucao é guardado para ser verificado no final do bloco while</text:p>
      <text:p text:style-name="P3"><text:tab/><text:tab/>if (cx.equals("WHILE")) {</text:p>
      <text:p text:style-name="P3"><text:tab/><text:tab/><text:tab/>nrs_instrucao_while.addAll(nrs);</text:p>
      <text:p text:style-name="P3"><text:tab/><text:tab/>}</text:p>
      <text:p text:style-name="P3"><text:tab/><text:tab/></text:p>
      <text:p text:style-name="P3"><text:tab/><text:tab/>$atribuicao.nrs_ultima_instrucao_out = nrs;</text:p>
      <text:p text:style-name="P3"><text:soft-page-break/><text:tab/><text:tab/>$atribuicao.nrs_instrucao_while_out = nrs_instrucao_while;</text:p>
      <text:p text:style-name="P3"><text:tab/><text:tab/>$atribuicao.g_out = g;</text:p>
      <text:p text:style-name="P3"><text:tab/><text:tab/>$atribuicao.label_out = $atribuicao.label_in;</text:p>
      <text:p text:style-name="P3"><text:tab/>}</text:p>
      <text:p text:style-name="P3"><text:tab/>;</text:p>
      <text:p text:style-name="P3">Tal como já foi dito, um nodo é inserido no grafo com mais informação, a instrução em si, as variáveis definidas, obtidas do token ID, as variáveis referenciadas, obtidas a partir do SNT expr, e o contexto e o bloco_if obtidos dos atributos herdados pelo SNT atribuicao. Depois, utilizando o atributo herdado contexto_in, se esta atribuição surgir no contexto do corpo da função então verifica a existência de dependências de dados para essa instrução, fazendo uma chamada ao método checkDependenciasDados da instância do grafo passada como atributo herdado. Caso a atribuição surja dentro de um bloco while, então não é feita a verificação e o número da instrução do while é guardado na variável nrs_instrucao_while que será sintetizada no final da execução desta produção.</text:p>
      <text:p text:style-name="P3">A produção seguinte é a do SNT ifs, que apenas difere da atribuicao pela existência dos blocos then e else.</text:p>
      <text:p text:style-name="P3"><text:tab/>ifs [GrafoPDG g_in, String contexto_in, TreeSet&lt;Integer&gt; nrs_ultima_instrucao_in, String label_in, TreeSet&lt;Integer&gt; nrs_instrucao_while_in] returns [GrafoPDG g_out, TreeSet&lt;Integer&gt; nrs_ultima_instrucao_out, String label_out, TreeSet&lt;Integer&gt; nrs_instrucao_while_out]</text:p>
      <text:p text:style-name="P3">@init {</text:p>
      <text:p text:style-name="P3"><text:tab/>GrafoPDG g = $ifs.g_in;</text:p>
      <text:p text:style-name="P3"><text:tab/>int nr_ult_inst_exp = -1;</text:p>
      <text:p text:style-name="P3"><text:tab/>TreeSet&lt;Integer&gt; nrs_exp = new TreeSet&lt;Integer&gt;();</text:p>
      <text:p text:style-name="P3"><text:tab/>TreeSet&lt;Integer&gt; nrs_instrucao_while = $ifs.nrs_instrucao_while_in;</text:p>
      <text:p text:style-name="P3"><text:tab/>String cx = $ifs.contexto_in;</text:p>
      <text:p text:style-name="P3">}</text:p>
      <text:p text:style-name="P3"><text:tab/>:<text:tab/>^(IF expr </text:p>
      <text:p text:style-name="P3"><text:tab/><text:tab/><text:tab/>{</text:p>
      <text:p text:style-name="P3"><text:tab/><text:tab/><text:tab/><text:tab/>nr_ult_inst_exp = g.putNodo(new Instrucao($IF.text + "(" + $expr.instrucao + ")", null, $expr.vars_ref, cx));</text:p>
      <text:p text:style-name="P3"><text:tab/><text:tab/><text:tab/><text:tab/></text:p>
      <text:p text:style-name="P3"><text:tab/><text:tab/><text:tab/><text:tab/>nrs_exp.add(nr_ult_inst_exp);</text:p>
      <text:p text:style-name="P3"><text:tab/><text:tab/><text:tab/><text:tab/></text:p>
      <text:p text:style-name="P3"><text:tab/><text:tab/><text:tab/><text:tab/>if (cx.equals("CORPO_FUNCAO")) {</text:p>
      <text:p text:style-name="P3"><text:tab/><text:tab/><text:tab/><text:tab/><text:tab/>g.checkDependenciasDados(nrs_exp.first());</text:p>
      <text:p text:style-name="P3"><text:tab/><text:tab/><text:tab/><text:tab/>}</text:p>
      <text:p text:style-name="P3"><text:tab/><text:tab/><text:tab/><text:tab/>if (cx.equals("WHILE")) {</text:p>
      <text:p text:style-name="P3"><text:tab/><text:tab/><text:tab/><text:tab/><text:tab/>nrs_instrucao_while.addAll(nrs_exp);</text:p>
      <text:p text:style-name="P3"><text:soft-page-break/><text:tab/><text:tab/><text:tab/><text:tab/>}</text:p>
      <text:p text:style-name="P3"><text:tab/><text:tab/><text:tab/><text:tab/></text:p>
      <text:p text:style-name="P3"><text:tab/><text:tab/><text:tab/>}</text:p>
      <text:p text:style-name="P3"><text:tab/><text:tab/><text:tab/>a=bloco[g, cx, nrs_exp, "T", nrs_instrucao_while, "THEN"] </text:p>
      <text:p text:style-name="P3"><text:tab/><text:tab/><text:tab/>{</text:p>
      <text:p text:style-name="P3"><text:tab/><text:tab/><text:tab/><text:tab/>g = $a.g_out; </text:p>
      <text:p text:style-name="P3"><text:tab/><text:tab/><text:tab/><text:tab/>if (cx.equals("WHILE")) {</text:p>
      <text:p text:style-name="P3"><text:tab/><text:tab/><text:tab/><text:tab/><text:tab/>nrs_instrucao_while.addAll($a.nrs_instrucao_while_out);</text:p>
      <text:p text:style-name="P3"><text:tab/><text:tab/><text:tab/><text:tab/>}</text:p>
      <text:p text:style-name="P3"><text:tab/><text:tab/><text:tab/>} </text:p>
      <text:p text:style-name="P3"><text:tab/><text:tab/><text:tab/>(b=bloco[g, cx, nrs_exp, "F", nrs_instrucao_while, "ELSE"] </text:p>
      <text:p text:style-name="P3"><text:tab/><text:tab/><text:tab/>{ </text:p>
      <text:p text:style-name="P3"><text:tab/><text:tab/><text:tab/><text:tab/>g = $b.g_out; </text:p>
      <text:p text:style-name="P3"><text:tab/><text:tab/><text:tab/><text:tab/>if (cx.equals("WHILE")) {</text:p>
      <text:p text:style-name="P3"><text:tab/><text:tab/><text:tab/><text:tab/><text:tab/>nrs_instrucao_while.addAll($b.nrs_instrucao_while_out);</text:p>
      <text:p text:style-name="P3"><text:tab/><text:tab/><text:tab/><text:tab/>}</text:p>
      <text:p text:style-name="P3"><text:tab/><text:tab/><text:tab/>} )?</text:p>
      <text:p text:style-name="P3"><text:tab/><text:tab/>)</text:p>
      <text:p text:style-name="P3"><text:tab/><text:tab/>{</text:p>
      <text:p text:style-name="P3"><text:tab/><text:tab/><text:tab/>$ifs.nrs_ultima_instrucao_out = nrs_exp;</text:p>
      <text:p text:style-name="P3"><text:tab/><text:tab/><text:tab/>$ifs.nrs_instrucao_while_out = nrs_instrucao_while;</text:p>
      <text:p text:style-name="P3"><text:tab/><text:tab/><text:tab/>$ifs.g_out = g;</text:p>
      <text:p text:style-name="P3"><text:tab/><text:tab/><text:tab/>$ifs.label_out = $ifs.label_in;</text:p>
      <text:p text:style-name="P3"><text:tab/><text:tab/>}</text:p>
      <text:p text:style-name="P3"><text:tab/>;</text:p>
      <text:p text:style-name="P3">As ações executadas após o predicado de controlo são as mesmas que para a atribuição. Ao o bloco de instruções then são passados os mesmo atributos que foram passados em todas as produções que mostrámos, mas com valores diferentes, o número da última instrução executada é o número do predicado de controlo (expressão) para que as instruções do bloco se conectem a essa instrução, a label é passada com o valor “T” para associar aos ramos das conexões que serão criadas, e o bloco_if com o valor “THEN” para identificar as instruções como pertencentes a um bloco then. Após a execução do bloco, se as instruções do if surgirem no contexto de um while então os números que foram guardados no bloco são adicionados a uma variável que será depois sintetizada no final da produção. O bloco else é idêntico, só mudam os valores <text:s/>da label para “F” e o bloco_if para “ELSE”.</text:p>
      <text:p text:style-name="P3">Finalmente, a última produção é a do SNT whiles, onde no final da execução dos SNT do lado direito da produção, caso o ciclo while tenha surgido no contexto do corpo da função (isto é, se existirem whiles aninhados, todas as instruções internas são adiadas até ao final do mais externo), é feita a <text:soft-page-break/>verificação da existência de dependências de dados para as instruções que foram adiadas.</text:p>
      <text:p text:style-name="P3"><text:tab/>whiles [GrafoPDG g_in, String contexto_in, TreeSet&lt;Integer&gt; nrs_ultima_instrucao_in, String label_in, TreeSet&lt;Integer&gt; nrs_instrucao_while_in, String bloco_if_in] returns [GrafoPDG g_out, TreeSet&lt;Integer&gt; nrs_ultima_instrucao_out, String label_out, TreeSet&lt;Integer&gt; nrs_instrucao_while_out]</text:p>
      <text:p text:style-name="P3">@init {</text:p>
      <text:p text:style-name="P3"><text:tab/>GrafoPDG g = $whiles.g_in;</text:p>
      <text:p text:style-name="P3"><text:tab/>int nr_ult_inst_exp = -1;</text:p>
      <text:p text:style-name="P3"><text:tab/>TreeSet&lt;Integer&gt; nrs_exp = new TreeSet&lt;Integer&gt;();</text:p>
      <text:p text:style-name="P3"><text:tab/>TreeSet&lt;Integer&gt; nrs_instrucao_while = $whiles.nrs_instrucao_while_in;</text:p>
      <text:p text:style-name="P3"><text:tab/>String cx = $whiles.contexto_in;</text:p>
      <text:p text:style-name="P3"><text:tab/>String bi = $whiles.bloco_if_in;</text:p>
      <text:p text:style-name="P3">}</text:p>
      <text:p text:style-name="P3"><text:tab/>:<text:tab/> ^(WHILE expr</text:p>
      <text:p text:style-name="P3"><text:tab/><text:tab/><text:tab/>{</text:p>
      <text:p text:style-name="P3"><text:tab/><text:tab/><text:tab/><text:tab/>nr_ult_inst_exp = g.putNodo(new Instrucao($WHILE.text + "(" + $expr.instrucao + ")", null, $expr.vars_ref, "WHILE", bi));</text:p>
      <text:p text:style-name="P3"><text:tab/><text:tab/><text:tab/><text:tab/>nrs_exp.add(nr_ult_inst_exp);<text:tab/><text:tab/><text:tab/><text:tab/></text:p>
      <text:p text:style-name="P3"><text:tab/><text:tab/><text:tab/><text:tab/>nrs_instrucao_while.addAll(nrs_exp);</text:p>
      <text:p text:style-name="P3"><text:tab/><text:tab/><text:tab/>}</text:p>
      <text:p text:style-name="P3"><text:tab/> <text:tab/><text:tab/>bloco[g, "WHILE", nrs_exp, "T" ,nrs_instrucao_while, bi] </text:p>
      <text:p text:style-name="P3"><text:tab/> <text:tab/><text:tab/>{</text:p>
      <text:p text:style-name="P3"><text:tab/> <text:tab/><text:tab/><text:tab/>g = $bloco.g_out; </text:p>
      <text:p text:style-name="P3"><text:tab/> <text:tab/><text:tab/><text:tab/>nrs_instrucao_while.addAll($bloco.nrs_instrucao_while_out);</text:p>
      <text:p text:style-name="P3"><text:tab/> <text:tab/><text:tab/>})</text:p>
      <text:p text:style-name="P3"><text:tab/><text:tab/> <text:tab/>{</text:p>
      <text:p text:style-name="P3"><text:tab/><text:tab/> <text:tab/><text:tab/>if (cx.equals("CORPO_FUNCAO")) {</text:p>
      <text:p text:style-name="P3"><text:tab/><text:tab/> <text:tab/><text:tab/><text:tab/>g.checkDependenciasDadosWhile(nrs_instrucao_while);</text:p>
      <text:p text:style-name="P3"><text:tab/><text:tab/> <text:tab/><text:tab/><text:tab/>nrs_instrucao_while.clear();</text:p>
      <text:p text:style-name="P3"><text:tab/><text:tab/> <text:tab/><text:tab/>}</text:p>
      <text:p text:style-name="P3"><text:tab/><text:tab/> <text:tab/><text:tab/></text:p>
      <text:p text:style-name="P3"><text:tab/><text:tab/> <text:tab/><text:tab/>$whiles.nrs_ultima_instrucao_out = nrs_exp;</text:p>
      <text:p text:style-name="P3"><text:tab/><text:tab/> <text:tab/><text:tab/>$whiles.nrs_instrucao_while_out = nrs_instrucao_while;</text:p>
      <text:p text:style-name="P3"><text:tab/><text:tab/><text:tab/><text:tab/>$whiles.g_out = g;</text:p>
      <text:p text:style-name="P3"><text:tab/><text:tab/><text:tab/><text:tab/>$whiles.label_out = $whiles.label_in;</text:p>
      <text:p text:style-name="P3"><text:soft-page-break/><text:tab/><text:tab/><text:tab/>}</text:p>
      <text:p text:style-name="P3"><text:tab/>;</text:p>
      <text:p text:style-name="P3">Nesta produção a verificação de dependências de todas as instruções pertencentes ao while, inclusive o predicado de controlo são adiadas até ao final da produção. Ao bloco de instruções é passado o atributo contexto_in com o valor “WHILE”, que obriga ao adiamento da verificação de dependências das instruções no bloco, o atributo nrs_ultima_instrucao_in com o número de instrução do predicado de controlo (expressão) e o atributo label_in com o valor “T” (todas as instruções de um bloco while têm no caminho criado do predicado de controlo para si a label “T”). Por fim, a verificação de dependências de dados é feita fazendo uma chamada ao método checkDependenciasDadosWhile da instância do grafo.</text:p>
      <text:p text:style-name="P3"/>
      <text:p text:style-name="P3">A Tree Grammar completa pode ser consultada em anexo.</text:p>
      <text:p text:style-name="P3"/>
      <text:p text:style-name="P3">A explicação dos métodos de verificação de existência de dependência de dados mencionados nesta secção será feita na secção seguinte.</text:p>
      <text:p text:style-name="P3"/>
      <text:h text:style-name="P22" text:outline-level="4">Deteção de dependências de dados</text:h>
      <text:p text:style-name="P3">Nesta secção explicaremos os métodos de deteção de dependências de dados criados. Tal como foi dito na secção anterior, existem dois métodos que são chamados na Tree Grammar, um método (checkDependenciasDados) que deteta as dependências para instruções fora de um ciclo while e um método (checkDependenciasDadosWhile) para instruções dentro de um ciclo while.</text:p>
      <text:p text:style-name="P3">Foram identificados vários cenários que permitem a deteção de dependências apenas em determinadas circunstâncias. Estes cenários representam uma possível dependência entre duas instruções A e B, sendo que uma variável referenciada em B pode depender de uma definida em A. </text:p>
      <text:p text:style-name="P3">Os cenários são:</text:p>
      <text:list xml:id="list776748936" text:style-name="L4">
        <text:list-item>
          <text:p text:style-name="P17">B encontra-se fora de uma estrutura if, ou seja, não se encontra num bloco then ou else</text:p>
        </text:list-item>
        <text:list-item>
          <text:p text:style-name="P18">B pertence a um bloco then</text:p>
        </text:list-item>
        <text:list-item>
          <text:p text:style-name="P18">B pertence a um bloco else</text:p>
        </text:list-item>
      </text:list>
      <text:p text:style-name="P3">Os cenários mencionados são conjugados com um dos cenários seguintes:</text:p>
      <text:list xml:id="list1964037121" text:continue-numbering="true" text:style-name="L4">
        <text:list-item>
          <text:p text:style-name="P18">A pertence ao corpo da função (não pertence a nenhum tipo de bloco)</text:p>
        </text:list-item>
        <text:list-item>
          <text:p text:style-name="P18">A pertence a um ciclo while</text:p>
        </text:list-item>
        <text:list-item>
          <text:p text:style-name="P18">A pertence a um bloco then</text:p>
        </text:list-item>
        <text:list-item>
          <text:p text:style-name="P18">A pertence a um bloco else</text:p>
        </text:list-item>
      </text:list>
      <text:p text:style-name="P3"/>
      <text:p text:style-name="P1"><text:span text:style-name="T3">O método checkDependenciasDados recebe como parâmetro o número de instrução de B, e para cada variável referenciada em B inicia a procura de dependências de dados percorrendo as instruções precedentes, para isso invocando o método com o mesmo identificador mas com variáveis diferentes (princípio do polimorfismo presente no Java e noutras linguagens orientadas a objetos). Estas variáveis são, pela ordem respetiva, o número da instrução cuja variável definida está a ser comparada, o número </text:span><text:soft-page-break/><text:span text:style-name="T3">da instrução sobre a qual se está a procurar dependências, a variável sobre a qual se está a procurar dependências e uma variável de controlo. <text:s/>A implementação em Java é ilustrada a seguir:</text:span></text:p>
      <text:p text:style-name="P1"><text:span text:style-name="T3"><text:tab/></text:span><text:span text:style-name="T5">public</text:span><text:span text:style-name="T7"> </text:span><text:span text:style-name="T5">void</text:span><text:span text:style-name="T7"> checkDependenciasDados(</text:span><text:span text:style-name="T5">int</text:span><text:span text:style-name="T7"> nr_instrucao){</text:span></text:p>
      <text:p text:style-name="P9"><text:span text:style-name="T6"><text:tab/><text:tab/>Instrucao i = </text:span><text:span text:style-name="T4">this</text:span><text:span text:style-name="T6">.getNodos().get(nr_instrucao);</text:span></text:p>
      <text:p text:style-name="P11"><text:tab/><text:tab/></text:p>
      <text:p text:style-name="P9"><text:span text:style-name="T6"><text:tab/><text:tab/></text:span><text:span text:style-name="T9">// para cada variavel referenciada na instrucao passada por parametro </text:span></text:p>
      <text:p text:style-name="P9"><text:span text:style-name="T6"><text:tab/><text:tab/></text:span><text:span text:style-name="T4">for</text:span><text:span text:style-name="T6"> (String var_ref : i.getVariaveis_referenciadas()){</text:span></text:p>
      <text:p text:style-name="P9"><text:span text:style-name="T6"><text:tab/><text:tab/><text:tab/></text:span><text:span text:style-name="T4">boolean</text:span><text:span text:style-name="T6"> dep_encontrada = </text:span><text:span text:style-name="T4">false</text:span><text:span text:style-name="T6">;</text:span></text:p>
      <text:p text:style-name="P9"><text:span text:style-name="T6"><text:tab/><text:tab/><text:tab/></text:span><text:span text:style-name="T4">boolean</text:span><text:span text:style-name="T6"> procurar_fora_bloco = </text:span><text:span text:style-name="T4">false</text:span><text:span text:style-name="T6">;</text:span></text:p>
      <text:p text:style-name="P9"><text:span text:style-name="T6"><text:tab/><text:tab/><text:tab/></text:span><text:span text:style-name="T9">// inicia a procura a partir da instrucao imediatamente anterior à instrucao nr_instrucao</text:span></text:p>
      <text:p text:style-name="P9"><text:span text:style-name="T6"><text:tab/><text:tab/><text:tab/></text:span><text:span text:style-name="T4">int</text:span><text:span text:style-name="T6"> inst_comp = nr_instrucao-1;</text:span></text:p>
      <text:p text:style-name="P9"><text:span text:style-name="T6"><text:tab/><text:tab/><text:tab/></text:span><text:span text:style-name="T9">// procura enquanto nenhuma dependência for encontrada, ou até todas as instruções da função tiverem sido comparadas</text:span></text:p>
      <text:p text:style-name="P9"><text:span text:style-name="T6"><text:tab/><text:tab/><text:tab/></text:span><text:span text:style-name="T4">while</text:span><text:span text:style-name="T6"> (!dep_encontrada &amp;&amp; inst_comp&gt;=0) {</text:span></text:p>
      <text:p text:style-name="P11"><text:tab/><text:tab/><text:tab/><text:tab/>ParDependenciaInstrucao p = checkDependenciasDados(inst_comp, nr_instrucao, var_ref, procurar_fora_bloco);</text:p>
      <text:p text:style-name="P11"><text:tab/><text:tab/><text:tab/><text:tab/>dep_encontrada = p.isExiste_dependencia();</text:p>
      <text:p text:style-name="P11"><text:tab/><text:tab/><text:tab/><text:tab/>inst_comp = p.getInstrucao_seguinte();</text:p>
      <text:p text:style-name="P11"><text:tab/><text:tab/><text:tab/><text:tab/>procurar_fora_bloco = p.isProcurar_fora_bloco();</text:p>
      <text:p text:style-name="P11"><text:tab/><text:tab/><text:tab/>}</text:p>
      <text:p text:style-name="P11"><text:tab/><text:tab/>}</text:p>
      <text:p text:style-name="P11"><text:tab/>}</text:p>
      <text:p text:style-name="P3"/>
      <text:p text:style-name="P3">E o método de deteção de dependência de dados entre duas instruções, com base nos cenários mencionados, fica com a seguinte estrutura (apenas mostramos a estrutura base, não pusemos o código completo):</text:p>
      <text:p text:style-name="P1"><text:span text:style-name="T5">public</text:span><text:span text:style-name="T7"> ParDependenciaInstrucao checkDependenciasDados(</text:span><text:span text:style-name="T5">int</text:span><text:span text:style-name="T7"> nodo_anterior, </text:span><text:span text:style-name="T5">int</text:span><text:span text:style-name="T7"> nodo_posterior, String var_ref, </text:span><text:span text:style-name="T5">boolean</text:span><text:span text:style-name="T7"> </text:span><text:span text:style-name="T11">procurar_fora_bloco</text:span><text:span text:style-name="T7">){</text:span></text:p>
      <text:p text:style-name="P9"><text:span text:style-name="T6"><text:tab/>Instrucao i = </text:span><text:span text:style-name="T4">this</text:span><text:span text:style-name="T6">.getNodos().get(nodo_anterior);</text:span></text:p>
      <text:p text:style-name="P9"><text:span text:style-name="T6"><text:tab/>Instrucao i_post = </text:span><text:span text:style-name="T4">this</text:span><text:span text:style-name="T6">.getNodos().get(nodo_posterior);</text:span></text:p>
      <text:p text:style-name="P11"><text:tab/><text:tab/></text:p>
      <text:p text:style-name="P11"><text:tab/><text:tab/></text:p>
      <text:p text:style-name="P9"><text:span text:style-name="T6"><text:tab/></text:span><text:span text:style-name="T9">// CENARIO - 1</text:span></text:p>
      <text:p text:style-name="P9"><text:span text:style-name="T6"><text:tab/></text:span><text:span text:style-name="T4">if</text:span><text:span text:style-name="T6"> ((!i_post.getBloco_if().equals(</text:span><text:span text:style-name="T10">"THEN"</text:span><text:span text:style-name="T6">) &amp;&amp; !i_post.getBloco_if().equals(</text:span><text:span text:style-name="T10">"ELSE"</text:span><text:span text:style-name="T6">)) || procurar_fora_bloco) {<text:tab/><text:tab/></text:span></text:p>
      <text:p text:style-name="P9"><text:span text:style-name="T6"><text:tab/><text:tab/></text:span><text:span text:style-name="T9">// CENARIO - 5</text:span></text:p>
      <text:p text:style-name="P9"><text:span text:style-name="T6"><text:tab/><text:tab/></text:span><text:span text:style-name="T4">if</text:span><text:span text:style-name="T6"> (i.getContexto().equals(</text:span><text:span text:style-name="T10">"WHILE"</text:span><text:span text:style-name="T6">)){ ... }</text:span></text:p>
      <text:p text:style-name="P9"><text:span text:style-name="T6"><text:tab/><text:tab/></text:span><text:span text:style-name="T9">// CENARIO - 4</text:span></text:p>
      <text:p text:style-name="P9"><text:span text:style-name="T6"><text:tab/><text:tab/></text:span><text:span text:style-name="T4">else</text:span><text:span text:style-name="T6"> </text:span><text:span text:style-name="T4">if</text:span><text:span text:style-name="T6"> (!i.getBloco_if().equals(</text:span><text:span text:style-name="T10">"THEN"</text:span><text:span text:style-name="T6">) &amp;&amp; !i.getBloco_if().equals(</text:span><text:span text:style-name="T10">"ELSE"</text:span><text:span text:style-name="T6">)) { ... }</text:span></text:p>
      <text:p text:style-name="P9"><text:span text:style-name="T6"><text:tab/><text:tab/></text:span><text:span text:style-name="T9">// CENARIO - 7</text:span></text:p>
      <text:p text:style-name="P9"><text:span text:style-name="T6"><text:tab/><text:tab/></text:span><text:span text:style-name="T4">else</text:span><text:span text:style-name="T6"> </text:span><text:span text:style-name="T4">if</text:span><text:span text:style-name="T6"> (i.getBloco_if().equals(</text:span><text:span text:style-name="T10">"ELSE"</text:span><text:span text:style-name="T6">)) { ... }</text:span></text:p>
      <text:p text:style-name="P9"><text:span text:style-name="T6"><text:tab/><text:tab/></text:span><text:span text:style-name="T9">// CENARIO - 6</text:span></text:p>
      <text:p text:style-name="P9"><text:span text:style-name="T6"><text:tab/><text:tab/></text:span><text:span text:style-name="T4">else</text:span><text:span text:style-name="T6"> </text:span><text:span text:style-name="T4">if</text:span><text:span text:style-name="T6"> (i.getBloco_if().equals(</text:span><text:span text:style-name="T10">"THEN"</text:span><text:span text:style-name="T6">)) { ... }</text:span></text:p>
      <text:p text:style-name="P11"><text:tab/>}</text:p>
      <text:p text:style-name="P9"><text:span text:style-name="T6"><text:tab/></text:span><text:span text:style-name="T9">// CENARIO - 3</text:span></text:p>
      <text:p text:style-name="P9"><text:span text:style-name="T6"><text:tab/></text:span><text:span text:style-name="T4">else</text:span><text:span text:style-name="T6"> </text:span><text:span text:style-name="T4">if</text:span><text:span text:style-name="T6"> (i_post.getBloco_if().equals(</text:span><text:span text:style-name="T10">"ELSE"</text:span><text:span text:style-name="T6">)) { ... }</text:span></text:p>
      <text:p text:style-name="P9"><text:span text:style-name="T6"><text:tab/></text:span><text:span text:style-name="T9">// CENARIO - 2</text:span></text:p>
      <text:p text:style-name="P9"><text:span text:style-name="T6"><text:tab/></text:span><text:span text:style-name="T4">else</text:span><text:span text:style-name="T6"> </text:span><text:span text:style-name="T4">if</text:span><text:span text:style-name="T6"> (i_post.getBloco_if().equals(</text:span><text:span text:style-name="T10">"THEN"</text:span><text:span text:style-name="T6">)) { ... }</text:span></text:p>
      <text:p text:style-name="P11">}</text:p>
      <text:p text:style-name="P3"/>
      <text:p text:style-name="P1">De seguida, para cada cenário vamos explicitar o que acontece, deixando os detalhes de implementação <text:soft-page-break/>para consulta do código em anexo.</text:p>
      <text:p text:style-name="P1">No cenário 5 (<text:span text:style-name="T3">A pertence a um ciclo while</text:span>) são procuradas dependências nas instruções pertencentes ao bloco while, parando a procura quando uma dependência for encontrada e adicionado-a ao grafo. <text:s/>Uma dependência encontrada apenas num bloco else não implica que a procura pare porque é ainda possível encontrar uma dependência em instruções anteriores, por isso é também feita uma procura no bloco then. Se uma dependência for encontrada tanto no bloco then como no bloco else, então a procura para, porque qualquer instrução anterior à estrutura if não influenciará B, caso contrário continua a procura (este comportamento é o que acontece no cenário 7). Caso se encontre uma dependência apenas no bloco then, a procura não para (este comportamento é o que acontece no cenário 6).</text:p>
      <text:p text:style-name="P1">Independentemente de uma dependência ser encontrada dentro do bloco while, também é iniciada uma procura de dependências a partir da instrução imediatamente anterior ao predicado de controlo do ciclo while.</text:p>
      <text:p text:style-name="P1"/>
      <text:p text:style-name="P1">O cenário 4 (<text:span text:style-name="T3">A pertence ao corpo da função (não pertence a nenhum tipo de bloco)</text:span>) é o mais simples, pois se uma dependência for encontrada esta é inserida no grafo e a procura para.</text:p>
      <text:p text:style-name="P1"/>
      <text:p text:style-name="P1">Os cenários 6 (<text:span text:style-name="T3">A pertence a um bloco then</text:span>) e 7 (<text:span text:style-name="T3">A pertence a um bloco else</text:span>) já foram explicados no cenário 5.</text:p>
      <text:p text:style-name="P1"/>
      <text:p text:style-name="P1">No cenário 3 (<text:span text:style-name="T3">B pertence a um bloco else</text:span>), como a instrução B pertence a um bloco else, nunca poderá depender de uma instrução pertencente ao bloco then desse mesmo if. Por isso, se uma dependência for encontrada dentro do bloco a procura para e a dependência é inserida no grafo, caso contrário a procura continua a partir do predicado de controlo desse if.</text:p>
      <text:p text:style-name="P1"/>
      <text:p text:style-name="P1">O cenário 2 (<text:span text:style-name="T3">B pertence a um bloco then</text:span>) é semelhante ao 3, ou seja, se uma dependência for encontrada no interior do bloco then então a procura para e a dependência é inserida no grafo, caso contrário a procura continua a partir do predicado de controlo desse if.</text:p>
      <text:p text:style-name="P1"/>
      <text:p text:style-name="P1"/>
      <text:p text:style-name="P1">O método <text:span text:style-name="T3">checkDependenciasDadosWhile, ou seja, o método que deteta as dependências para instruções dentro de um ciclo while, recebe como parâmetro um TreeSet&lt;Integer&gt; com os números de instrução contidos no ciclo while incluindo o predicado de controlo. Esse TreeSet é percorrido por ordem decrescente, ou seja, começa da última instrução e termina no predicado de controlo. Vamos considerar B o número de instrução em cada iteração. Para cada variável referenciada em B é iniciada uma procura de dependências de dados, comparando B com todas as instruções presentes no ciclo, iniciando a procura no próprio B e avançando para instruções anteriores. Quando o predicado de controlo for atingido e ainda houver instruções para procurar, então a procura continua na última instrução do ciclo e para na instrução imediatamente a seguir a B. Quando uma dependência for encontrada a procura para e inicia uma nova procura para as restantes variáveis referenciadas em B. Se não houver mais variáveis então avança para a instrução anterior a B e assim sucessivamente até que todas as instruções tenham sido verificadas.</text:span></text:p>
      <text:p text:style-name="P3">À semelhança do método anterior, este também possui uma estratégia baseada nos cenários apresentados anteriormente. Por isso, a estrutura do método é apresentada de seguida.</text:p>
      <text:p text:style-name="P6"><text:soft-page-break/><text:span text:style-name="T5">public</text:span><text:span text:style-name="T7"> </text:span><text:span text:style-name="T5">void</text:span><text:span text:style-name="T7"> checkDependenciasDadosWhile(TreeSet&lt;Integer&gt; nrs_instrucao_while){</text:span><text:span text:style-name="T8"><text:tab/><text:tab/></text:span></text:p>
      <text:p text:style-name="P10"><text:span text:style-name="T6"><text:tab/></text:span><text:span text:style-name="T4">for</text:span><text:span text:style-name="T6"> (</text:span><text:span text:style-name="T4">int</text:span><text:span text:style-name="T6"> inst_dependente : nrs_instrucao_while.descendingSet()){</text:span></text:p>
      <text:p text:style-name="P10"><text:span text:style-name="T6"><text:tab/><text:tab/>Instrucao i = </text:span><text:span text:style-name="T4">this</text:span><text:span text:style-name="T6">.getNodos().get(inst_dependente);<text:tab/><text:tab/><text:tab/></text:span></text:p>
      <text:p text:style-name="P10"><text:span text:style-name="T6"><text:tab/><text:tab/></text:span><text:span text:style-name="T4">for</text:span><text:span text:style-name="T6"> (String var_ref : i.getVariaveis_referenciadas()){</text:span></text:p>
      <text:p text:style-name="P10"><text:span text:style-name="T6"><text:tab/><text:tab/><text:tab/></text:span><text:span text:style-name="T4">int</text:span><text:span text:style-name="T6"> inst_comp = inst_dependente;</text:span></text:p>
      <text:p text:style-name="P10"><text:span text:style-name="T6"><text:tab/><text:tab/><text:tab/></text:span><text:span text:style-name="T4">while</text:span><text:span text:style-name="T6">(nr_inst_comparadas &lt;= nr_inst_a_comparar &amp;&amp; !dep_encontrada){</text:span></text:p>
      <text:p text:style-name="P10"><text:span text:style-name="T6"><text:tab/><text:tab/><text:tab/><text:tab/>Instrucao i_comp = </text:span><text:span text:style-name="T4">this</text:span><text:span text:style-name="T6">.getNodos().get(inst_comp);</text:span></text:p>
      <text:p text:style-name="P13"><text:tab/><text:tab/><text:tab/><text:tab/><text:tab/></text:p>
      <text:p text:style-name="P10"><text:span text:style-name="T6"><text:tab/><text:tab/><text:tab/><text:tab/></text:span><text:span text:style-name="T9">// CENARIO 1</text:span></text:p>
      <text:p text:style-name="P10"><text:span text:style-name="T6"><text:tab/><text:tab/><text:tab/><text:tab/></text:span><text:span text:style-name="T4">if</text:span><text:span text:style-name="T6"> ((!i.getBloco_if().equals(</text:span><text:span text:style-name="T10">"THEN"</text:span><text:span text:style-name="T6">) &amp;&amp; !i.getBloco_if().equals(</text:span><text:span text:style-name="T10">"ELSE"</text:span><text:span text:style-name="T6">)) || proc_fora_bloco) {</text:span></text:p>
      <text:p text:style-name="P10"><text:span text:style-name="T6"><text:tab/><text:tab/><text:tab/><text:tab/><text:tab/></text:span><text:span text:style-name="T9">// CENARIO 4</text:span></text:p>
      <text:p text:style-name="P10"><text:span text:style-name="T6"><text:tab/><text:tab/><text:tab/><text:tab/><text:tab/></text:span><text:span text:style-name="T4">if</text:span><text:span text:style-name="T6"> (!i_comp.getBloco_if().equals(</text:span><text:span text:style-name="T10">"THEN"</text:span><text:span text:style-name="T6">) &amp;&amp; !i_comp.getBloco_if().equals(</text:span><text:span text:style-name="T10">"ELSE"</text:span><text:span text:style-name="T6">)) { ... }</text:span></text:p>
      <text:p text:style-name="P10"><text:span text:style-name="T6"><text:tab/><text:tab/><text:tab/><text:tab/><text:tab/></text:span><text:span text:style-name="T9">// CENARIO 7</text:span></text:p>
      <text:p text:style-name="P10"><text:span text:style-name="T6"><text:tab/><text:tab/><text:tab/><text:tab/><text:tab/></text:span><text:span text:style-name="T4">else</text:span><text:span text:style-name="T6"> </text:span><text:span text:style-name="T4">if</text:span><text:span text:style-name="T6"> (i_comp.getBloco_if().equals(</text:span><text:span text:style-name="T10">"ELSE"</text:span><text:span text:style-name="T6">)) { ... }</text:span></text:p>
      <text:p text:style-name="P10"><text:span text:style-name="T6"><text:tab/><text:tab/><text:tab/><text:tab/><text:tab/></text:span><text:span text:style-name="T9">// CENARIO 6</text:span></text:p>
      <text:p text:style-name="P10"><text:span text:style-name="T6"><text:tab/><text:tab/><text:tab/><text:tab/><text:tab/></text:span><text:span text:style-name="T4">else</text:span><text:span text:style-name="T6"> </text:span><text:span text:style-name="T4">if</text:span><text:span text:style-name="T6"> (i_comp.getBloco_if().equals(</text:span><text:span text:style-name="T10">"THEN"</text:span><text:span text:style-name="T6">)) { ... }</text:span></text:p>
      <text:p text:style-name="P13"><text:tab/><text:tab/><text:tab/><text:tab/>}</text:p>
      <text:p text:style-name="P10"><text:span text:style-name="T6"><text:tab/><text:tab/><text:tab/><text:tab/></text:span><text:span text:style-name="T9">// CENARIO 3</text:span></text:p>
      <text:p text:style-name="P10"><text:span text:style-name="T6"><text:tab/><text:tab/><text:tab/><text:tab/></text:span><text:span text:style-name="T4">else</text:span><text:span text:style-name="T6"> </text:span><text:span text:style-name="T4">if</text:span><text:span text:style-name="T6"> (i.getBloco_if().equals(</text:span><text:span text:style-name="T10">"ELSE"</text:span><text:span text:style-name="T6">)) { ... }</text:span></text:p>
      <text:p text:style-name="P10"><text:span text:style-name="T6"><text:tab/><text:tab/><text:tab/><text:tab/></text:span><text:span text:style-name="T9">// CENARIO 2</text:span></text:p>
      <text:p text:style-name="P10"><text:span text:style-name="T6"><text:tab/><text:tab/><text:tab/><text:tab/></text:span><text:span text:style-name="T4">else</text:span><text:span text:style-name="T6"> </text:span><text:span text:style-name="T4">if</text:span><text:span text:style-name="T6"> (i.getBloco_if().equals(</text:span><text:span text:style-name="T10">"THEN"</text:span><text:span text:style-name="T6">)) { ... }</text:span></text:p>
      <text:p text:style-name="P13"><text:tab/><text:tab/><text:tab/><text:tab/><text:tab/></text:p>
      <text:p text:style-name="P10"><text:span text:style-name="T6"><text:tab/><text:tab/><text:tab/><text:tab/></text:span><text:span text:style-name="T9">// atualiza inst_comp</text:span></text:p>
      <text:p text:style-name="P13"><text:tab/><text:tab/><text:tab/><text:tab/>...</text:p>
      <text:p text:style-name="P13"><text:tab/><text:tab/><text:tab/>}</text:p>
      <text:p text:style-name="P13"><text:tab/><text:tab/><text:tab/><text:span text:style-name="T9">// insere possíveis dependencias encontradas na procura, mas que so podem ser confirmadas no final da procura</text:span></text:p>
      <text:p text:style-name="P10"><text:span text:style-name="T6"><text:tab/><text:tab/><text:tab/></text:span><text:span text:style-name="T9">...</text:span><text:span text:style-name="T6"><text:tab/><text:tab/><text:tab/><text:tab/></text:span></text:p>
      <text:p text:style-name="P13"><text:tab/><text:tab/><text:tab/><text:tab/></text:p>
      <text:p text:style-name="P10"><text:span text:style-name="T6"><text:tab/><text:tab/><text:tab/></text:span><text:span text:style-name="T9">// inicia a procura a partir da instrucao imediatamente anterior à expressao do while</text:span></text:p>
      <text:p text:style-name="P13"><text:tab/><text:tab/><text:tab/>...</text:p>
      <text:p text:style-name="P13"><text:tab/><text:tab/>}</text:p>
      <text:p text:style-name="P13"><text:tab/>}</text:p>
      <text:p text:style-name="P13">}</text:p>
      <text:p text:style-name="P12"/>
      <text:p text:style-name="P8">Pode-se observar a iteração sobre todas as instruções do ciclo while (1º for), a iteração sobre as variáveis referenciadas em B (2º for) e a procura de dependências de dados percorrendo as instruções iniciando em B (while).</text:p>
      <text:p text:style-name="P1">De seguida, para cada cenário vamos explicitar o que acontece, deixando os detalhes de implementação para consulta do código em anexo.</text:p>
      <text:p text:style-name="P1">O cenário 4 (<text:span text:style-name="T3">A pertence ao corpo da função (não pertence a nenhum tipo de bloco)</text:span>) não é tão simples como no método anterior, porque existem algumas exceções que precisam de se ter em conta. A primeira exceção é a possibilidade de a instrução poder depender dela própria, no entanto, isto só é possível se mais nenhuma dependência para além dessa tiver sido encontrada, por isso, a dependência não é inserida de imediato e a sua inserção é adiada para o final da verificação das dependências para B. Outra exceção depende da ordem das instruções, ou seja, se o número de instrução de A for menor que B então não há necessidade de procurar mais, nem dentro nem fora do while e por isso uma flag é ativada para que tal procura fora do while seja ou não seja realizada. Finalmente, se nenhuma destas exceções se verificar, e uma dependência for encontrada então esta é inserida no grafo e a procura para.</text:p>
      <text:p text:style-name="P1"><text:soft-page-break/></text:p>
      <text:p text:style-name="P1">No cenário 7 (<text:span text:style-name="T3">A pertence a um bloco else</text:span>) é necessário a procura tanto no bloco else como no then, já que, por ser um ciclo, uma instrução pode depender tanto de um bloco como do outro. Uma dependência encontrada num bloco é imediatamente inserida no grafo. Se em ambos os blocos forem detetadas dependências então a procura para. Neste cenário também existe a exceção da ordem das instruções, ou seja, a dependência encontrada, quer a instrução seja no bloco then ou else, se for anterior a B então a procura para.</text:p>
      <text:p text:style-name="P1"/>
      <text:p text:style-name="P1">No cenário 6 (<text:span text:style-name="T3">A pertence a um bloco then</text:span>) a procura é feita no bloco then e se for encontrada uma dependência esta é inserida no grafo. Quer encontre uma dependência ou não, a procura continua nas instruções imediatamente anteriores.</text:p>
      <text:p text:style-name="P1"/>
      <text:p text:style-name="P1">No cenário 3 (<text:span text:style-name="T3">B pertence a um bloco else</text:span>), se uma dependência for encontrada dentro do bloco else, então a procura para. Se uma dependência for encontrada no bloco then, esta não é inserida imediatamente porque se existir uma dependência fora do if, essa dependência entre os blocos deixa de fazer sentido. Existe uma exceção neste cenário que dita que pode existir uma dependência de B para B, apenas se nenhuma dependência for encontrada no bloco then.</text:p>
      <text:p text:style-name="P1"/>
      <text:p text:style-name="P1">No cenário 2 (<text:span text:style-name="T3">B pertence a um bloco then</text:span>) se uma dependência for encontrada no interior do bloco then então a procura para e a dependência é inserida no grafo, caso contrário a procura continua a partir do predicado de controlo desse if. Se a dependência encontrada for uma dependência dela própria, esta não é inserida de imediato, aguardando até ao final da procura no ciclo para garantir que outra dependência não foi encontrada.</text:p>
      <text:p text:style-name="P1"/>
      <text:p text:style-name="P1">As classes Java podem ser consultadas em anex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22:52:13</meta:creation-date>
    <meta:generator>LibreOffice/3.3$Linux LibreOffice_project/330m19$Build-401</meta:generator>
    <dc:date>2012-07-09T02:03:50</dc:date>
    <dc:creator>Bruno Azevedo</dc:creator>
    <meta:editing-duration>P1DT7H58M4S</meta:editing-duration>
    <meta:editing-cycles>1339</meta:editing-cycles>
    <meta:document-statistic meta:table-count="0" meta:image-count="0" meta:object-count="0" meta:page-count="23" meta:paragraph-count="496" meta:word-count="7439" meta:character-count="50677"/>
  </office:meta>
</office:document-meta>
</file>